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2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URW Gothic L2" svg:font-family="'URW Gothic L'" style:font-family-generic="swiss" style:font-pitch="variable"/>
    <style:font-face style:name="URW Gothic L" svg:font-family="'URW Gothic L'" style:font-adornments="Book" style:font-family-generic="swiss" style:font-pitch="variable"/>
    <style:font-face style:name="URW Gothic L1" svg:font-family="'URW Gothic L'" style:font-adornments="Demi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font-name="URW Gothic L2" fo:font-size="10pt" fo:font-weight="600"/>
    </style:style>
    <style:style style:name="ce2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style:font-name="URW Gothic L" fo:font-size="10pt" fo:font-weight="350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font-name="URW Gothic L" fo:font-size="10pt" fo:font-weight="350"/>
    </style:style>
    <style:style style:name="ce4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style:font-name="URW Gothic L" fo:font-size="10pt" fo:font-weight="350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/>
      <style:text-properties style:font-name="URW Gothic L" fo:font-size="10pt" fo:font-weight="350"/>
    </style:style>
    <style:style style:name="ce6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font-name="URW Gothic L" fo:font-size="10pt" fo:font-weight="350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/>
      <style:text-properties style:font-name="URW Gothic L" fo:font-size="10pt" fo:font-weight="350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9966" style:text-align-source="fix" style:repeat-content="false"/>
      <style:paragraph-properties fo:text-align="center"/>
      <style:text-properties style:font-name="URW Gothic L" fo:font-weight="600"/>
    </style:style>
    <style:style style:name="ce10" style:family="table-cell" style:parent-style-name="Default">
      <style:table-cell-properties fo:background-color="#ff9966" style:text-align-source="fix" style:repeat-content="false"/>
      <style:paragraph-properties fo:text-align="center"/>
      <style:text-properties style:font-name="URW Gothic L1" fo:font-weight="600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font-name="URW Gothic L2" fo:font-size="10pt" fo:font-weight="350"/>
    </style:style>
    <style:style style:name="ce12" style:family="table-cell" style:parent-style-name="Default">
      <style:table-cell-properties fo:background-color="#99ccff" style:text-align-source="fix" style:repeat-content="false"/>
      <style:paragraph-properties fo:text-align="center"/>
    </style:style>
    <style:style style:name="ce13" style:family="table-cell" style:parent-style-name="Default">
      <style:table-cell-properties fo:background-color="#99ccff" style:text-align-source="fix" style:repeat-content="false"/>
      <style:paragraph-properties fo:text-align="center"/>
      <style:text-properties style:font-name="URW Gothic L" fo:font-size="10pt" fo:font-weight="350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font-name="URW Gothic L" fo:font-size="10pt" fo:font-weight="350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URW Gothic L" fo:font-size="10pt" fo:font-weight="350"/>
    </style:style>
    <style:style style:name="ce16" style:family="table-cell" style:parent-style-name="Default" style:data-style-name="N10">
      <style:table-cell-properties fo:background-color="#ffcc99" style:text-align-source="fix" style:repeat-content="false"/>
      <style:paragraph-properties fo:text-align="center"/>
      <style:text-properties style:font-name="URW Gothic L" fo:font-weight="350"/>
    </style:style>
    <style:style style:name="ce17" style:family="table-cell" style:parent-style-name="Default">
      <style:table-cell-properties fo:background-color="#ffdd00" style:text-align-source="fix" style:repeat-content="false"/>
      <style:paragraph-properties fo:text-align="center"/>
      <style:text-properties style:font-name="URW Gothic L1" fo:font-size="10pt" fo:font-weight="600"/>
    </style:style>
    <style:style style:name="ce18" style:family="table-cell" style:parent-style-name="Default">
      <style:table-cell-properties fo:background-color="#ffdd00" style:text-align-source="fix" style:repeat-content="false"/>
      <style:paragraph-properties fo:text-align="center"/>
      <style:text-properties style:font-name="URW Gothic L1" fo:font-weight="600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/>
      <style:text-properties style:font-name="URW Gothic L" fo:font-weight="350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/>
      <style:text-properties style:font-name="URW Gothic L" fo:font-weight="350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font-name="URW Gothic L" fo:font-weight="350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center"/>
      <style:text-properties style:font-name="URW Gothic L" fo:font-weight="350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URW Gothic L" fo:font-weight="350"/>
    </style:style>
    <style:style style:name="ce24" style:family="table-cell" style:parent-style-name="Default">
      <style:table-cell-properties fo:background-color="#33a3a3" style:text-align-source="fix" style:repeat-content="false"/>
      <style:paragraph-properties fo:text-align="center"/>
    </style:style>
    <style:style style:name="ce25" style:family="table-cell" style:parent-style-name="Default">
      <style:table-cell-properties fo:background-color="#47b8b8" style:text-align-source="fix" style:repeat-content="false"/>
      <style:paragraph-properties fo:text-align="center"/>
    </style:style>
    <style:style style:name="ce26" style:family="table-cell" style:parent-style-name="Default">
      <style:table-cell-properties fo:background-color="#33a3a3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47b8b8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47b8b8" style:text-align-source="fix" style:repeat-content="false" style:vertical-align="middle"/>
      <style:paragraph-properties fo:text-align="center"/>
      <style:text-properties style:font-name="Albany AMT" style:font-name-asian="Albany AMT1" style:font-name-complex="Albany AMT1"/>
    </style:style>
    <style:style style:name="ce29" style:family="table-cell" style:parent-style-name="Default">
      <style:table-cell-properties style:text-align-source="fix" style:repeat-content="false"/>
      <style:paragraph-properties fo:text-align="center"/>
      <style:text-properties style:font-name="URW Gothic L1" fo:font-size="11pt" fo:font-weight="35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19" table:default-cell-style-name="Default"/>
        <table:table-row table:style-name="ro1">
          <table:table-cell table:style-name="ce1"/>
          <table:table-cell table:style-name="ce11"/>
          <table:table-cell table:style-name="ce17" office:value-type="string">
            <text:p>RhinoFX</text:p>
          </table:table-cell>
          <table:table-cell table:style-name="ce17" office:value-type="string">
            <text:p>NathanLove</text:p>
          </table:table-cell>
          <table:table-cell table:style-name="ce17" office:value-type="string">
            <text:p>SCEA-CSG</text:p>
          </table:table-cell>
          <table:table-cell table:style-name="ce17" office:value-type="string">
            <text:p>Prana</text:p>
          </table:table-cell>
          <table:table-cell table:style-name="ce17" office:value-type="string">
            <text:p>Orphanage</text:p>
          </table:table-cell>
          <table:table-cell table:style-name="ce17" office:value-type="string">
            <text:p>EA:Vanc</text:p>
          </table:table-cell>
          <table:table-cell table:style-name="ce17" office:value-type="string">
            <text:p>EA:Orlando</text:p>
          </table:table-cell>
          <table:table-cell table:style-name="ce17" office:value-type="string">
            <text:p>RSP</text:p>
          </table:table-cell>
          <table:table-cell table:style-name="ce17" office:value-type="string">
            <text:p>MotionTheory</text:p>
          </table:table-cell>
          <table:table-cell table:style-name="ce17" office:value-type="string">
            <text:p>Speedshape</text:p>
          </table:table-cell>
          <table:table-cell table:style-name="ce17" office:value-type="string">
            <text:p>Psyop</text:p>
          </table:table-cell>
          <table:table-cell table:style-name="ce17" office:value-type="string">
            <text:p>Radar Film</text:p>
          </table:table-cell>
          <table:table-cell table:style-name="ce17" office:value-type="string">
            <text:p>Weta</text:p>
          </table:table-cell>
          <table:table-cell table:style-name="ce18" office:value-type="string">
            <text:p>Parasol Island</text:p>
          </table:table-cell>
          <table:table-cell table:style-name="ce24" office:value-type="string">
            <text:p>Total</text:p>
          </table:table-cell>
          <table:table-cell table:style-name="ce26" office:value-type="string" table:number-columns-spanned="2" table:number-rows-spanned="1">
            <text:p>Average</text:p>
          </table:table-cell>
          <table:covered-table-cell table:style-name="ce24"/>
          <table:table-cell table:number-columns-repeated="18"/>
          <table:table-cell table:style-name="ce29"/>
        </table:table-row>
        <table:table-row table:style-name="ro1">
          <table:table-cell table:style-name="ce2" office:value-type="string" table:number-columns-spanned="1" table:number-rows-spanned="2">
            <text:p>Time Frame</text:p>
          </table:table-cell>
          <table:table-cell table:style-name="ce12" office:value-type="string">
            <text:p>Min</text:p>
          </table:table-cell>
          <table:table-cell table:number-columns-repeated="3" table:style-name="ce13" office:value-type="string">
            <text:p>-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-</text:p>
          </table:table-cell>
          <table:table-cell table:style-name="ce25" table:formula="oooc:=SUM([.F2:.P2])/14" office:value-type="float" office:value="1.57142857142857">
            <text:p>1.57</text:p>
          </table:table-cell>
          <table:table-cell table:style-name="ce27" table:formula="oooc:=SUM([.R2:.R3])/2" office:value-type="float" office:value="2.35714285714286" table:number-columns-spanned="1" table:number-rows-spanned="2">
            <text:p>2.36</text:p>
          </table:table-cell>
          <table:table-cell table:style-name="ce12" office:value-type="string">
            <text:p>Min</text:p>
          </table:table-cell>
          <table:table-cell table:style-name="ce2" office:value-type="string" table:number-columns-spanned="1" table:number-rows-spanned="2">
            <text:p>Time Frame</text:p>
          </table:table-cell>
          <table:table-cell table:number-columns-repeated="16"/>
          <table:table-cell table:style-name="ce29"/>
        </table:table-row>
        <table:table-row table:style-name="ro1">
          <table:covered-table-cell table:style-name="ce3"/>
          <table:table-cell table:style-name="ce13" office:value-type="string">
            <text:p>Max</text:p>
          </table:table-cell>
          <table:table-cell table:number-columns-repeated="3" table:style-name="ce13" office:value-type="string">
            <text:p>-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25" office:value-type="string">
            <text:p>-</text:p>
          </table:table-cell>
          <table:table-cell table:style-name="ce25" table:formula="oooc:=SUM([.F3:.P3])/14" office:value-type="float" office:value="3.14285714285714">
            <text:p>3.14</text:p>
          </table:table-cell>
          <table:covered-table-cell table:style-name="ce25"/>
          <table:table-cell table:style-name="ce13" office:value-type="string">
            <text:p>Max</text:p>
          </table:table-cell>
          <table:covered-table-cell table:style-name="ce3"/>
          <table:table-cell table:number-columns-repeated="16"/>
          <table:table-cell table:style-name="ce29"/>
        </table:table-row>
        <table:table-row table:style-name="ro1">
          <table:table-cell table:style-name="ce2" office:value-type="string" table:number-columns-spanned="1" table:number-rows-spanned="2">
            <text:p>Licenses</text:p>
          </table:table-cell>
          <table:table-cell table:style-name="ce12" office:value-type="string">
            <text:p>Min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250">
            <text:p>250</text:p>
          </table:table-cell>
          <table:table-cell table:number-columns-repeated="2" table:style-name="ce13" office:value-type="float" office:value="50">
            <text:p>5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00">
            <text:p>200</text:p>
          </table:table-cell>
          <table:table-cell table:style-name="ce19" office:value-type="float" office:value="15">
            <text:p>15</text:p>
          </table:table-cell>
          <table:table-cell table:style-name="ce25" table:formula="oooc:=SUM([.E4:.P4])" office:value-type="float" office:value="1188">
            <text:p>1188</text:p>
          </table:table-cell>
          <table:table-cell table:style-name="ce25" table:formula="oooc:=[.Q4]/14" office:value-type="float" office:value="84.8571428571429">
            <text:p>84.86</text:p>
          </table:table-cell>
          <table:table-cell table:style-name="ce28" table:formula="oooc:=SUM([.R4:.R5])/2" office:value-type="float" office:value="391.642857142857" table:number-columns-spanned="1" table:number-rows-spanned="2">
            <text:p>391.64</text:p>
          </table:table-cell>
          <table:table-cell table:style-name="ce12" office:value-type="string">
            <text:p>Min</text:p>
          </table:table-cell>
          <table:table-cell table:style-name="ce2" office:value-type="string" table:number-columns-spanned="1" table:number-rows-spanned="2">
            <text:p>Licenses</text:p>
          </table:table-cell>
          <table:table-cell table:number-columns-repeated="16"/>
          <table:table-cell table:style-name="ce29"/>
        </table:table-row>
        <table:table-row table:style-name="ro2">
          <table:covered-table-cell table:style-name="ce3"/>
          <table:table-cell table:style-name="ce13" office:value-type="string">
            <text:p>Max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2000">
            <text:p>2000</text:p>
          </table:table-cell>
          <table:table-cell table:style-name="ce13" office:value-type="float" office:value="5000">
            <text:p>500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500">
            <text:p>1500</text:p>
          </table:table-cell>
          <table:table-cell table:style-name="ce19" office:value-type="float" office:value="15">
            <text:p>15</text:p>
          </table:table-cell>
          <table:table-cell table:style-name="ce25" table:formula="oooc:=SUM([.E5:.P5])" office:value-type="float" office:value="9778">
            <text:p>9778</text:p>
          </table:table-cell>
          <table:table-cell table:style-name="ce25" table:formula="oooc:=[.Q5]/14" office:value-type="float" office:value="698.428571428572">
            <text:p>698.43</text:p>
          </table:table-cell>
          <table:covered-table-cell table:style-name="ce25"/>
          <table:table-cell table:style-name="ce13" office:value-type="string">
            <text:p>Max</text:p>
          </table:table-cell>
          <table:covered-table-cell table:style-name="ce3"/>
          <table:table-cell table:number-columns-repeated="17"/>
        </table:table-row>
        <table:table-row table:style-name="ro2">
          <table:table-cell table:style-name="ce4" office:value-type="string" table:number-columns-spanned="1" table:number-rows-spanned="4">
            <text:p>Features</text:p>
          </table:table-cell>
          <table:table-cell table:style-name="ce5" office:value-type="string">
            <text:p>MultiSite</text:p>
          </table:table-cell>
          <table:table-cell table:number-columns-repeated="4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3" table:style-name="ce5" office:value-type="string">
            <text:p>no</text:p>
          </table:table-cell>
          <table:table-cell table:style-name="ce20" office:value-type="string">
            <text:p>no</text:p>
          </table:table-cell>
          <table:table-cell table:style-name="ce16" table:formula="oooc:=SUM(EXACT([.C6];&quot;YES&quot;);EXACT([.D6];&quot;YES&quot;);EXACT([.E6];&quot;YES&quot;);EXACT([.F6];&quot;YES&quot;);EXACT([.G6];&quot;YES&quot;);EXACT([.H6];&quot;YES&quot;);EXACT([.I6];&quot;YES&quot;);EXACT([.J6];&quot;YES&quot;);EXACT([.K6];&quot;YES&quot;);EXACT([.L6];&quot;YES&quot;);EXACT([.M6];&quot;YES&quot;);EXACT([.N6];&quot;YES&quot;);EXACT([.O6];&quot;YES&quot;);EXACT([.P6];&quot;YES&quot;))/14" office:value-type="percentage" office:value="0.214285714285714">
            <text:p>21%</text:p>
          </table:table-cell>
          <table:table-cell table:style-name="ce16" table:formula="oooc:=SUM(EXACT([.C6];&quot;no&quot;);EXACT([.D6];&quot;no&quot;);EXACT([.E6];&quot;no&quot;);EXACT([.F6];&quot;no&quot;);EXACT([.G6];&quot;no&quot;);EXACT([.H6];&quot;no&quot;);EXACT([.I6];&quot;no&quot;);EXACT([.J6];&quot;no&quot;);EXACT([.K6];&quot;no&quot;);EXACT([.L6];&quot;no&quot;);EXACT([.M6];&quot;no&quot;);EXACT([.N6];&quot;no&quot;);EXACT([.O6];&quot;no&quot;);EXACT([.P6];&quot;no&quot;))/14" office:value-type="percentage" office:value="0.785714285714286">
            <text:p>79%</text:p>
          </table:table-cell>
          <table:table-cell table:style-name="ce16" table:formula="oooc:=SUM(EXACT([.C6];&quot;?&quot;);EXACT([.D6];&quot;?&quot;);EXACT([.E6];&quot;?&quot;);EXACT([.F6];&quot;?&quot;);EXACT([.G6];&quot;?&quot;);EXACT([.H6];&quot;?&quot;);EXACT([.I6];&quot;?&quot;);EXACT([.J6];&quot;?&quot;);EXACT([.K6];&quot;?&quot;);EXACT([.L6];&quot;?&quot;);EXACT([.M6];&quot;?&quot;);EXACT([.N6];&quot;?&quot;);EXACT([.O6];&quot;?&quot;);EXACT([.P6];&quot;?&quot;))/14" office:value-type="percentage" office:value="0">
            <text:p>0%</text:p>
          </table:table-cell>
          <table:table-cell table:style-name="ce5" office:value-type="string">
            <text:p>MultiSite</text:p>
          </table:table-cell>
          <table:table-cell table:style-name="ce4" office:value-type="string" table:number-columns-spanned="1" table:number-rows-spanned="4">
            <text:p>Features</text:p>
          </table:table-cell>
          <table:table-cell table:number-columns-repeated="17"/>
        </table:table-row>
        <table:table-row table:style-name="ro2">
          <table:covered-table-cell table:style-name="ce4"/>
          <table:table-cell table:style-name="ce14" office:value-type="string">
            <text:p>MultiFileMgr</text:p>
          </table:table-cell>
          <table:table-cell table:number-columns-repeated="2" table:style-name="ce14" office:value-type="string">
            <text:p>no</text:p>
          </table:table-cell>
          <table:table-cell table:number-columns-repeated="6"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number-columns-repeated="2"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16" table:formula="oooc:=SUM(EXACT([.C7];&quot;YES&quot;);EXACT([.D7];&quot;YES&quot;);EXACT([.E7];&quot;YES&quot;);EXACT([.F7];&quot;YES&quot;);EXACT([.G7];&quot;YES&quot;);EXACT([.H7];&quot;YES&quot;);EXACT([.I7];&quot;YES&quot;);EXACT([.J7];&quot;YES&quot;);EXACT([.K7];&quot;YES&quot;);EXACT([.L7];&quot;YES&quot;);EXACT([.M7];&quot;YES&quot;);EXACT([.N7];&quot;YES&quot;);EXACT([.O7];&quot;YES&quot;);EXACT([.P7];&quot;YES&quot;))/14" office:value-type="percentage" office:value="0.571428571428571">
            <text:p>57%</text:p>
          </table:table-cell>
          <table:table-cell table:style-name="ce16" table:formula="oooc:=SUM(EXACT([.C7];&quot;no&quot;);EXACT([.D7];&quot;no&quot;);EXACT([.E7];&quot;no&quot;);EXACT([.F7];&quot;no&quot;);EXACT([.G7];&quot;no&quot;);EXACT([.H7];&quot;no&quot;);EXACT([.I7];&quot;no&quot;);EXACT([.J7];&quot;no&quot;);EXACT([.K7];&quot;no&quot;);EXACT([.L7];&quot;no&quot;);EXACT([.M7];&quot;no&quot;);EXACT([.N7];&quot;no&quot;);EXACT([.O7];&quot;no&quot;);EXACT([.P7];&quot;no&quot;))/14" office:value-type="percentage" office:value="0.428571428571429">
            <text:p>43%</text:p>
          </table:table-cell>
          <table:table-cell table:style-name="ce16" table:formula="oooc:=SUM(EXACT([.C7];&quot;?&quot;);EXACT([.D7];&quot;?&quot;);EXACT([.E7];&quot;?&quot;);EXACT([.F7];&quot;?&quot;);EXACT([.G7];&quot;?&quot;);EXACT([.H7];&quot;?&quot;);EXACT([.I7];&quot;?&quot;);EXACT([.J7];&quot;?&quot;);EXACT([.K7];&quot;?&quot;);EXACT([.L7];&quot;?&quot;);EXACT([.M7];&quot;?&quot;);EXACT([.N7];&quot;?&quot;);EXACT([.O7];&quot;?&quot;);EXACT([.P7];&quot;?&quot;))/14" office:value-type="percentage" office:value="0">
            <text:p>0%</text:p>
          </table:table-cell>
          <table:table-cell table:style-name="ce14" office:value-type="string">
            <text:p>MultiFileMgr</text:p>
          </table:table-cell>
          <table:covered-table-cell table:style-name="ce4"/>
          <table:table-cell table:number-columns-repeated="17"/>
        </table:table-row>
        <table:table-row table:style-name="ro2">
          <table:covered-table-cell table:style-name="ce5"/>
          <table:table-cell table:style-name="ce5" office:value-type="string">
            <text:p>NodeLocality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number-columns-repeated="5" table:style-name="ce5" office:value-type="string">
            <text:p>YES</text:p>
          </table:table-cell>
          <table:table-cell table:style-name="ce5" office:value-type="string">
            <text:p><text:s/>YES</text:p>
          </table:table-cell>
          <table:table-cell table:style-name="ce5" office:value-type="string">
            <text:p>?</text:p>
          </table:table-cell>
          <table:table-cell table:style-name="ce5" office:value-type="string">
            <text:p>YES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20" office:value-type="string">
            <text:p>no</text:p>
          </table:table-cell>
          <table:table-cell table:style-name="ce16" table:formula="oooc:=SUM(EXACT([.C8];&quot;YES&quot;);EXACT([.D8];&quot;YES&quot;);EXACT([.E8];&quot;YES&quot;);EXACT([.F8];&quot;YES&quot;);EXACT([.G8];&quot;YES&quot;);EXACT([.H8];&quot;YES&quot;);EXACT([.I8];&quot;YES&quot;);EXACT([.J8];&quot;YES&quot;);EXACT([.K8];&quot;YES&quot;);EXACT([.L8];&quot;YES&quot;);EXACT([.M8];&quot;YES&quot;);EXACT([.N8];&quot;YES&quot;);EXACT([.O8];&quot;YES&quot;);EXACT([.P8];&quot;YES&quot;))/14" office:value-type="percentage" office:value="0.571428571428571">
            <text:p>57%</text:p>
          </table:table-cell>
          <table:table-cell table:style-name="ce16" table:formula="oooc:=SUM(EXACT([.C8];&quot;no&quot;);EXACT([.D8];&quot;no&quot;);EXACT([.E8];&quot;no&quot;);EXACT([.F8];&quot;no&quot;);EXACT([.G8];&quot;no&quot;);EXACT([.H8];&quot;no&quot;);EXACT([.I8];&quot;no&quot;);EXACT([.J8];&quot;no&quot;);EXACT([.K8];&quot;no&quot;);EXACT([.L8];&quot;no&quot;);EXACT([.M8];&quot;no&quot;);EXACT([.N8];&quot;no&quot;);EXACT([.O8];&quot;no&quot;);EXACT([.P8];&quot;no&quot;))/14" office:value-type="percentage" office:value="0.285714285714286">
            <text:p>29%</text:p>
          </table:table-cell>
          <table:table-cell table:style-name="ce16" table:formula="oooc:=SUM(EXACT([.C8];&quot;?&quot;);EXACT([.D8];&quot;?&quot;);EXACT([.E8];&quot;?&quot;);EXACT([.F8];&quot;?&quot;);EXACT([.G8];&quot;?&quot;);EXACT([.H8];&quot;?&quot;);EXACT([.I8];&quot;?&quot;);EXACT([.J8];&quot;?&quot;);EXACT([.K8];&quot;?&quot;);EXACT([.L8];&quot;?&quot;);EXACT([.M8];&quot;?&quot;);EXACT([.N8];&quot;?&quot;);EXACT([.O8];&quot;?&quot;);EXACT([.P8];&quot;?&quot;))/14" office:value-type="percentage" office:value="0.0714285714285714">
            <text:p>7%</text:p>
          </table:table-cell>
          <table:table-cell table:style-name="ce5" office:value-type="string">
            <text:p>NodeLocality</text:p>
          </table:table-cell>
          <table:covered-table-cell table:style-name="ce5"/>
          <table:table-cell table:number-columns-repeated="17"/>
        </table:table-row>
        <table:table-row table:style-name="ro2">
          <table:covered-table-cell table:style-name="ce5"/>
          <table:table-cell table:style-name="ce14" office:value-type="string">
            <text:p>WinJobMgr</text:p>
          </table:table-cell>
          <table:table-cell table:number-columns-repeated="7"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number-columns-repeated="3" table:style-name="ce14" office:value-type="string">
            <text:p>YES</text:p>
          </table:table-cell>
          <table:table-cell table:number-columns-repeated="2" table:style-name="ce14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16" table:formula="oooc:=SUM(EXACT([.C9];&quot;YES&quot;);EXACT([.D9];&quot;YES&quot;);EXACT([.E9];&quot;YES&quot;);EXACT([.F9];&quot;YES&quot;);EXACT([.G9];&quot;YES&quot;);EXACT([.H9];&quot;YES&quot;);EXACT([.I9];&quot;YES&quot;);EXACT([.J9];&quot;YES&quot;);EXACT([.K9];&quot;YES&quot;);EXACT([.L9];&quot;YES&quot;);EXACT([.M9];&quot;YES&quot;);EXACT([.N9];&quot;YES&quot;);EXACT([.O9];&quot;YES&quot;);EXACT([.P9];&quot;YES&quot;))/14" office:value-type="percentage" office:value="0.785714285714286">
            <text:p>79%</text:p>
          </table:table-cell>
          <table:table-cell table:style-name="ce16" table:formula="oooc:=SUM(EXACT([.C9];&quot;no&quot;);EXACT([.D9];&quot;no&quot;);EXACT([.E9];&quot;no&quot;);EXACT([.F9];&quot;no&quot;);EXACT([.G9];&quot;no&quot;);EXACT([.H9];&quot;no&quot;);EXACT([.I9];&quot;no&quot;);EXACT([.J9];&quot;no&quot;);EXACT([.K9];&quot;no&quot;);EXACT([.L9];&quot;no&quot;);EXACT([.M9];&quot;no&quot;);EXACT([.N9];&quot;no&quot;);EXACT([.O9];&quot;no&quot;);EXACT([.P9];&quot;no&quot;))/14" office:value-type="percentage" office:value="0.214285714285714">
            <text:p>21%</text:p>
          </table:table-cell>
          <table:table-cell table:style-name="ce16" table:formula="oooc:=SUM(EXACT([.C9];&quot;?&quot;);EXACT([.D9];&quot;?&quot;);EXACT([.E9];&quot;?&quot;);EXACT([.F9];&quot;?&quot;);EXACT([.G9];&quot;?&quot;);EXACT([.H9];&quot;?&quot;);EXACT([.I9];&quot;?&quot;);EXACT([.J9];&quot;?&quot;);EXACT([.K9];&quot;?&quot;);EXACT([.L9];&quot;?&quot;);EXACT([.M9];&quot;?&quot;);EXACT([.N9];&quot;?&quot;);EXACT([.O9];&quot;?&quot;);EXACT([.P9];&quot;?&quot;))/14" office:value-type="percentage" office:value="0">
            <text:p>0%</text:p>
          </table:table-cell>
          <table:table-cell table:style-name="ce14" office:value-type="string">
            <text:p>WinJobMgr</text:p>
          </table:table-cell>
          <table:covered-table-cell table:style-name="ce5"/>
          <table:table-cell table:number-columns-repeated="17"/>
        </table:table-row>
        <table:table-row table:style-name="ro2">
          <table:table-cell table:style-name="ce6" office:value-type="string" table:number-columns-spanned="1" table:number-rows-spanned="7">
            <text:p>Animation</text:p>
          </table:table-cell>
          <table:table-cell table:style-name="ce7" office:value-type="string">
            <text:p>Maya</text:p>
          </table:table-cell>
          <table:table-cell table:number-columns-repeated="9"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number-columns-repeated="3" table:style-name="ce7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16" table:formula="oooc:=SUM(EXACT([.C10];&quot;YES&quot;);EXACT([.D10];&quot;YES&quot;);EXACT([.E10];&quot;YES&quot;);EXACT([.F10];&quot;YES&quot;);EXACT([.G10];&quot;YES&quot;);EXACT([.H10];&quot;YES&quot;);EXACT([.I10];&quot;YES&quot;);EXACT([.J10];&quot;YES&quot;);EXACT([.K10];&quot;YES&quot;);EXACT([.L10];&quot;YES&quot;);EXACT([.M10];&quot;YES&quot;);EXACT([.N10];&quot;YES&quot;);EXACT([.O10];&quot;YES&quot;);EXACT([.P10];&quot;YES&quot;))/14" office:value-type="percentage" office:value="0.928571428571429">
            <text:p>93%</text:p>
          </table:table-cell>
          <table:table-cell table:style-name="ce16" table:formula="oooc:=SUM(EXACT([.C10];&quot;no&quot;);EXACT([.D10];&quot;no&quot;);EXACT([.E10];&quot;no&quot;);EXACT([.F10];&quot;no&quot;);EXACT([.G10];&quot;no&quot;);EXACT([.H10];&quot;no&quot;);EXACT([.I10];&quot;no&quot;);EXACT([.J10];&quot;no&quot;);EXACT([.K10];&quot;no&quot;);EXACT([.L10];&quot;no&quot;);EXACT([.M10];&quot;no&quot;);EXACT([.N10];&quot;no&quot;);EXACT([.O10];&quot;no&quot;);EXACT([.P10];&quot;no&quot;))/14" office:value-type="percentage" office:value="0.0714285714285714">
            <text:p>7%</text:p>
          </table:table-cell>
          <table:table-cell table:style-name="ce16" table:formula="oooc:=SUM(EXACT([.C10];&quot;?&quot;);EXACT([.D10];&quot;?&quot;);EXACT([.E10];&quot;?&quot;);EXACT([.F10];&quot;?&quot;);EXACT([.G10];&quot;?&quot;);EXACT([.H10];&quot;?&quot;);EXACT([.I10];&quot;?&quot;);EXACT([.J10];&quot;?&quot;);EXACT([.K10];&quot;?&quot;);EXACT([.L10];&quot;?&quot;);EXACT([.M10];&quot;?&quot;);EXACT([.N10];&quot;?&quot;);EXACT([.O10];&quot;?&quot;);EXACT([.P10];&quot;?&quot;))/14" office:value-type="percentage" office:value="0">
            <text:p>0%</text:p>
          </table:table-cell>
          <table:table-cell table:style-name="ce7" office:value-type="string">
            <text:p>Maya</text:p>
          </table:table-cell>
          <table:table-cell table:style-name="ce6" office:value-type="string" table:number-columns-spanned="1" table:number-rows-spanned="7">
            <text:p>Animation</text:p>
          </table:table-cell>
          <table:table-cell table:number-columns-repeated="17"/>
        </table:table-row>
        <table:table-row table:style-name="ro2">
          <table:covered-table-cell table:style-name="ce7"/>
          <table:table-cell table:style-name="ce15" office:value-type="string">
            <text:p>MotionBuilder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no</text:p>
          </table:table-cell>
          <table:table-cell table:style-name="ce16" table:formula="oooc:=SUM(EXACT([.C11];&quot;YES&quot;);EXACT([.D11];&quot;YES&quot;);EXACT([.E11];&quot;YES&quot;);EXACT([.F11];&quot;YES&quot;);EXACT([.G11];&quot;YES&quot;);EXACT([.H11];&quot;YES&quot;);EXACT([.I11];&quot;YES&quot;);EXACT([.J11];&quot;YES&quot;);EXACT([.K11];&quot;YES&quot;);EXACT([.L11];&quot;YES&quot;);EXACT([.M11];&quot;YES&quot;);EXACT([.N11];&quot;YES&quot;);EXACT([.O11];&quot;YES&quot;);EXACT([.P11];&quot;YES&quot;))/14" office:value-type="percentage" office:value="0.214285714285714">
            <text:p>21%</text:p>
          </table:table-cell>
          <table:table-cell table:style-name="ce16" table:formula="oooc:=SUM(EXACT([.C11];&quot;no&quot;);EXACT([.D11];&quot;no&quot;);EXACT([.E11];&quot;no&quot;);EXACT([.F11];&quot;no&quot;);EXACT([.G11];&quot;no&quot;);EXACT([.H11];&quot;no&quot;);EXACT([.I11];&quot;no&quot;);EXACT([.J11];&quot;no&quot;);EXACT([.K11];&quot;no&quot;);EXACT([.L11];&quot;no&quot;);EXACT([.M11];&quot;no&quot;);EXACT([.N11];&quot;no&quot;);EXACT([.O11];&quot;no&quot;);EXACT([.P11];&quot;no&quot;))/14" office:value-type="percentage" office:value="0.428571428571429">
            <text:p>43%</text:p>
          </table:table-cell>
          <table:table-cell table:style-name="ce16" table:formula="oooc:=SUM(EXACT([.C11];&quot;?&quot;);EXACT([.D11];&quot;?&quot;);EXACT([.E11];&quot;?&quot;);EXACT([.F11];&quot;?&quot;);EXACT([.G11];&quot;?&quot;);EXACT([.H11];&quot;?&quot;);EXACT([.I11];&quot;?&quot;);EXACT([.J11];&quot;?&quot;);EXACT([.K11];&quot;?&quot;);EXACT([.L11];&quot;?&quot;);EXACT([.M11];&quot;?&quot;);EXACT([.N11];&quot;?&quot;);EXACT([.O11];&quot;?&quot;);EXACT([.P11];&quot;?&quot;))/14" office:value-type="percentage" office:value="0.357142857142857">
            <text:p>36%</text:p>
          </table:table-cell>
          <table:table-cell table:style-name="ce15" office:value-type="string">
            <text:p>MotionBuilder</text:p>
          </table:table-cell>
          <table:covered-table-cell table:style-name="ce7"/>
          <table:table-cell table:number-columns-repeated="16"/>
          <table:table-cell table:style-name="ce8"/>
        </table:table-row>
        <table:table-row table:style-name="ro2">
          <table:covered-table-cell table:style-name="ce7"/>
          <table:table-cell table:style-name="ce7" office:value-type="string">
            <text:p>3dsmax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2" table:style-name="ce7" office:value-type="string">
            <text:p>?</text:p>
          </table:table-cell>
          <table:table-cell table:number-columns-repeated="2"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number-columns-repeated="3" table:style-name="ce7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16" table:formula="oooc:=SUM(EXACT([.C12];&quot;YES&quot;);EXACT([.D12];&quot;YES&quot;);EXACT([.E12];&quot;YES&quot;);EXACT([.F12];&quot;YES&quot;);EXACT([.G12];&quot;YES&quot;);EXACT([.H12];&quot;YES&quot;);EXACT([.I12];&quot;YES&quot;);EXACT([.J12];&quot;YES&quot;);EXACT([.K12];&quot;YES&quot;);EXACT([.L12];&quot;YES&quot;);EXACT([.M12];&quot;YES&quot;);EXACT([.N12];&quot;YES&quot;);EXACT([.O12];&quot;YES&quot;);EXACT([.P12];&quot;YES&quot;))/14" office:value-type="percentage" office:value="0.142857142857143">
            <text:p>14%</text:p>
          </table:table-cell>
          <table:table-cell table:style-name="ce16" table:formula="oooc:=SUM(EXACT([.C12];&quot;no&quot;);EXACT([.D12];&quot;no&quot;);EXACT([.E12];&quot;no&quot;);EXACT([.F12];&quot;no&quot;);EXACT([.G12];&quot;no&quot;);EXACT([.H12];&quot;no&quot;);EXACT([.I12];&quot;no&quot;);EXACT([.J12];&quot;no&quot;);EXACT([.K12];&quot;no&quot;);EXACT([.L12];&quot;no&quot;);EXACT([.M12];&quot;no&quot;);EXACT([.N12];&quot;no&quot;);EXACT([.O12];&quot;no&quot;);EXACT([.P12];&quot;no&quot;))/14" office:value-type="percentage" office:value="0.642857142857143">
            <text:p>64%</text:p>
          </table:table-cell>
          <table:table-cell table:style-name="ce16" table:formula="oooc:=SUM(EXACT([.C12];&quot;?&quot;);EXACT([.D12];&quot;?&quot;);EXACT([.E12];&quot;?&quot;);EXACT([.F12];&quot;?&quot;);EXACT([.G12];&quot;?&quot;);EXACT([.H12];&quot;?&quot;);EXACT([.I12];&quot;?&quot;);EXACT([.J12];&quot;?&quot;);EXACT([.K12];&quot;?&quot;);EXACT([.L12];&quot;?&quot;);EXACT([.M12];&quot;?&quot;);EXACT([.N12];&quot;?&quot;);EXACT([.O12];&quot;?&quot;);EXACT([.P12];&quot;?&quot;))/14" office:value-type="percentage" office:value="0.214285714285714">
            <text:p>21%</text:p>
          </table:table-cell>
          <table:table-cell table:style-name="ce7" office:value-type="string">
            <text:p>3dsmax</text:p>
          </table:table-cell>
          <table:covered-table-cell table:style-name="ce7"/>
          <table:table-cell table:number-columns-repeated="16"/>
          <table:table-cell table:style-name="ce8"/>
        </table:table-row>
        <table:table-row table:style-name="ro2">
          <table:covered-table-cell table:style-name="ce7"/>
          <table:table-cell table:style-name="ce15" office:value-type="string">
            <text:p>XSI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2"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no</text:p>
          </table:table-cell>
          <table:table-cell table:style-name="ce16" table:formula="oooc:=SUM(EXACT([.C13];&quot;YES&quot;);EXACT([.D13];&quot;YES&quot;);EXACT([.E13];&quot;YES&quot;);EXACT([.F13];&quot;YES&quot;);EXACT([.G13];&quot;YES&quot;);EXACT([.H13];&quot;YES&quot;);EXACT([.I13];&quot;YES&quot;);EXACT([.J13];&quot;YES&quot;);EXACT([.K13];&quot;YES&quot;);EXACT([.L13];&quot;YES&quot;);EXACT([.M13];&quot;YES&quot;);EXACT([.N13];&quot;YES&quot;);EXACT([.O13];&quot;YES&quot;);EXACT([.P13];&quot;YES&quot;))/14" office:value-type="percentage" office:value="0.142857142857143">
            <text:p>14%</text:p>
          </table:table-cell>
          <table:table-cell table:style-name="ce16" table:formula="oooc:=SUM(EXACT([.C13];&quot;no&quot;);EXACT([.D13];&quot;no&quot;);EXACT([.E13];&quot;no&quot;);EXACT([.F13];&quot;no&quot;);EXACT([.G13];&quot;no&quot;);EXACT([.H13];&quot;no&quot;);EXACT([.I13];&quot;no&quot;);EXACT([.J13];&quot;no&quot;);EXACT([.K13];&quot;no&quot;);EXACT([.L13];&quot;no&quot;);EXACT([.M13];&quot;no&quot;);EXACT([.N13];&quot;no&quot;);EXACT([.O13];&quot;no&quot;);EXACT([.P13];&quot;no&quot;))/14" office:value-type="percentage" office:value="0.5">
            <text:p>50%</text:p>
          </table:table-cell>
          <table:table-cell table:style-name="ce16" table:formula="oooc:=SUM(EXACT([.C13];&quot;?&quot;);EXACT([.D13];&quot;?&quot;);EXACT([.E13];&quot;?&quot;);EXACT([.F13];&quot;?&quot;);EXACT([.G13];&quot;?&quot;);EXACT([.H13];&quot;?&quot;);EXACT([.I13];&quot;?&quot;);EXACT([.J13];&quot;?&quot;);EXACT([.K13];&quot;?&quot;);EXACT([.L13];&quot;?&quot;);EXACT([.M13];&quot;?&quot;);EXACT([.N13];&quot;?&quot;);EXACT([.O13];&quot;?&quot;);EXACT([.P13];&quot;?&quot;))/14" office:value-type="percentage" office:value="0.357142857142857">
            <text:p>36%</text:p>
          </table:table-cell>
          <table:table-cell table:style-name="ce15" office:value-type="string">
            <text:p>XSI</text:p>
          </table:table-cell>
          <table:covered-table-cell table:style-name="ce7"/>
          <table:table-cell table:number-columns-repeated="16"/>
          <table:table-cell table:style-name="ce8"/>
        </table:table-row>
        <table:table-row table:style-name="ro2">
          <table:covered-table-cell table:style-name="ce7"/>
          <table:table-cell table:style-name="ce7" office:value-type="string">
            <text:p>Houdini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2"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2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16" table:formula="oooc:=SUM(EXACT([.C14];&quot;YES&quot;);EXACT([.D14];&quot;YES&quot;);EXACT([.E14];&quot;YES&quot;);EXACT([.F14];&quot;YES&quot;);EXACT([.G14];&quot;YES&quot;);EXACT([.H14];&quot;YES&quot;);EXACT([.I14];&quot;YES&quot;);EXACT([.J14];&quot;YES&quot;);EXACT([.K14];&quot;YES&quot;);EXACT([.L14];&quot;YES&quot;);EXACT([.M14];&quot;YES&quot;);EXACT([.N14];&quot;YES&quot;);EXACT([.O14];&quot;YES&quot;);EXACT([.P14];&quot;YES&quot;))/14" office:value-type="percentage" office:value="0.214285714285714">
            <text:p>21%</text:p>
          </table:table-cell>
          <table:table-cell table:style-name="ce16" table:formula="oooc:=SUM(EXACT([.C14];&quot;no&quot;);EXACT([.D14];&quot;no&quot;);EXACT([.E14];&quot;no&quot;);EXACT([.F14];&quot;no&quot;);EXACT([.G14];&quot;no&quot;);EXACT([.H14];&quot;no&quot;);EXACT([.I14];&quot;no&quot;);EXACT([.J14];&quot;no&quot;);EXACT([.K14];&quot;no&quot;);EXACT([.L14];&quot;no&quot;);EXACT([.M14];&quot;no&quot;);EXACT([.N14];&quot;no&quot;);EXACT([.O14];&quot;no&quot;);EXACT([.P14];&quot;no&quot;))/14" office:value-type="percentage" office:value="0.5">
            <text:p>50%</text:p>
          </table:table-cell>
          <table:table-cell table:style-name="ce16" table:formula="oooc:=SUM(EXACT([.C14];&quot;?&quot;);EXACT([.D14];&quot;?&quot;);EXACT([.E14];&quot;?&quot;);EXACT([.F14];&quot;?&quot;);EXACT([.G14];&quot;?&quot;);EXACT([.H14];&quot;?&quot;);EXACT([.I14];&quot;?&quot;);EXACT([.J14];&quot;?&quot;);EXACT([.K14];&quot;?&quot;);EXACT([.L14];&quot;?&quot;);EXACT([.M14];&quot;?&quot;);EXACT([.N14];&quot;?&quot;);EXACT([.O14];&quot;?&quot;);EXACT([.P14];&quot;?&quot;))/14" office:value-type="percentage" office:value="0.285714285714286">
            <text:p>29%</text:p>
          </table:table-cell>
          <table:table-cell table:style-name="ce7" office:value-type="string">
            <text:p>Houdini</text:p>
          </table:table-cell>
          <table:covered-table-cell table:style-name="ce7"/>
          <table:table-cell table:number-columns-repeated="16"/>
          <table:table-cell table:style-name="ce8"/>
        </table:table-row>
        <table:table-row table:style-name="ro2">
          <table:covered-table-cell table:style-name="ce6"/>
          <table:table-cell table:style-name="ce15" office:value-type="string">
            <text:p>RealFlow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3" table:style-name="ce15" office:value-type="string">
            <text:p>?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no</text:p>
          </table:table-cell>
          <table:table-cell table:style-name="ce16" table:formula="oooc:=SUM(EXACT([.C15];&quot;YES&quot;);EXACT([.D15];&quot;YES&quot;);EXACT([.E15];&quot;YES&quot;);EXACT([.F15];&quot;YES&quot;);EXACT([.G15];&quot;YES&quot;);EXACT([.H15];&quot;YES&quot;);EXACT([.I15];&quot;YES&quot;);EXACT([.J15];&quot;YES&quot;);EXACT([.K15];&quot;YES&quot;);EXACT([.L15];&quot;YES&quot;);EXACT([.M15];&quot;YES&quot;);EXACT([.N15];&quot;YES&quot;);EXACT([.O15];&quot;YES&quot;);EXACT([.P15];&quot;YES&quot;))/14" office:value-type="percentage" office:value="0">
            <text:p>0%</text:p>
          </table:table-cell>
          <table:table-cell table:style-name="ce16" table:formula="oooc:=SUM(EXACT([.C15];&quot;no&quot;);EXACT([.D15];&quot;no&quot;);EXACT([.E15];&quot;no&quot;);EXACT([.F15];&quot;no&quot;);EXACT([.G15];&quot;no&quot;);EXACT([.H15];&quot;no&quot;);EXACT([.I15];&quot;no&quot;);EXACT([.J15];&quot;no&quot;);EXACT([.K15];&quot;no&quot;);EXACT([.L15];&quot;no&quot;);EXACT([.M15];&quot;no&quot;);EXACT([.N15];&quot;no&quot;);EXACT([.O15];&quot;no&quot;);EXACT([.P15];&quot;no&quot;))/14" office:value-type="percentage" office:value="0.5">
            <text:p>50%</text:p>
          </table:table-cell>
          <table:table-cell table:style-name="ce16" table:formula="oooc:=SUM(EXACT([.C15];&quot;?&quot;);EXACT([.D15];&quot;?&quot;);EXACT([.E15];&quot;?&quot;);EXACT([.F15];&quot;?&quot;);EXACT([.G15];&quot;?&quot;);EXACT([.H15];&quot;?&quot;);EXACT([.I15];&quot;?&quot;);EXACT([.J15];&quot;?&quot;);EXACT([.K15];&quot;?&quot;);EXACT([.L15];&quot;?&quot;);EXACT([.M15];&quot;?&quot;);EXACT([.N15];&quot;?&quot;);EXACT([.O15];&quot;?&quot;);EXACT([.P15];&quot;?&quot;))/14" office:value-type="percentage" office:value="0.5">
            <text:p>50%</text:p>
          </table:table-cell>
          <table:table-cell table:style-name="ce15" office:value-type="string">
            <text:p>RealFlow</text:p>
          </table:table-cell>
          <table:covered-table-cell table:style-name="ce6"/>
          <table:table-cell table:number-columns-repeated="16"/>
          <table:table-cell table:style-name="ce8"/>
        </table:table-row>
        <table:table-row table:style-name="ro2">
          <table:covered-table-cell table:style-name="ce7"/>
          <table:table-cell table:style-name="ce7" office:value-type="string">
            <text:p>Massive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number-columns-repeated="3"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16" table:formula="oooc:=SUM(EXACT([.C16];&quot;YES&quot;);EXACT([.D16];&quot;YES&quot;);EXACT([.E16];&quot;YES&quot;);EXACT([.F16];&quot;YES&quot;);EXACT([.G16];&quot;YES&quot;);EXACT([.H16];&quot;YES&quot;);EXACT([.I16];&quot;YES&quot;);EXACT([.J16];&quot;YES&quot;);EXACT([.K16];&quot;YES&quot;);EXACT([.L16];&quot;YES&quot;);EXACT([.M16];&quot;YES&quot;);EXACT([.N16];&quot;YES&quot;);EXACT([.O16];&quot;YES&quot;);EXACT([.P16];&quot;YES&quot;))/14" office:value-type="percentage" office:value="0.142857142857143">
            <text:p>14%</text:p>
          </table:table-cell>
          <table:table-cell table:style-name="ce16" table:formula="oooc:=SUM(EXACT([.C16];&quot;no&quot;);EXACT([.D16];&quot;no&quot;);EXACT([.E16];&quot;no&quot;);EXACT([.F16];&quot;no&quot;);EXACT([.G16];&quot;no&quot;);EXACT([.H16];&quot;no&quot;);EXACT([.I16];&quot;no&quot;);EXACT([.J16];&quot;no&quot;);EXACT([.K16];&quot;no&quot;);EXACT([.L16];&quot;no&quot;);EXACT([.M16];&quot;no&quot;);EXACT([.N16];&quot;no&quot;);EXACT([.O16];&quot;no&quot;);EXACT([.P16];&quot;no&quot;))/14" office:value-type="percentage" office:value="0.5">
            <text:p>50%</text:p>
          </table:table-cell>
          <table:table-cell table:style-name="ce16" table:formula="oooc:=SUM(EXACT([.C16];&quot;?&quot;);EXACT([.D16];&quot;?&quot;);EXACT([.E16];&quot;?&quot;);EXACT([.F16];&quot;?&quot;);EXACT([.G16];&quot;?&quot;);EXACT([.H16];&quot;?&quot;);EXACT([.I16];&quot;?&quot;);EXACT([.J16];&quot;?&quot;);EXACT([.K16];&quot;?&quot;);EXACT([.L16];&quot;?&quot;);EXACT([.M16];&quot;?&quot;);EXACT([.N16];&quot;?&quot;);EXACT([.O16];&quot;?&quot;);EXACT([.P16];&quot;?&quot;))/14" office:value-type="percentage" office:value="0.357142857142857">
            <text:p>36%</text:p>
          </table:table-cell>
          <table:table-cell table:style-name="ce7" office:value-type="string">
            <text:p>Massive</text:p>
          </table:table-cell>
          <table:covered-table-cell table:style-name="ce7"/>
          <table:table-cell table:number-columns-repeated="16"/>
          <table:table-cell table:style-name="ce8"/>
        </table:table-row>
        <table:table-row table:style-name="ro2">
          <table:table-cell table:style-name="ce4" office:value-type="string" table:number-columns-spanned="1" table:number-rows-spanned="2">
            <text:p>Modeling</text:p>
          </table:table-cell>
          <table:table-cell table:style-name="ce14" office:value-type="string">
            <text:p>Z-Brush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?</text:p>
          </table:table-cell>
          <table:table-cell table:style-name="ce14" office:value-type="string">
            <text:p>YES</text:p>
          </table:table-cell>
          <table:table-cell table:number-columns-repeated="2" table:style-name="ce14" office:value-type="string">
            <text:p>?</text:p>
          </table:table-cell>
          <table:table-cell table:number-columns-repeated="2" table:style-name="ce14" office:value-type="string">
            <text:p>YES</text:p>
          </table:table-cell>
          <table:table-cell table:number-columns-repeated="5" table:style-name="ce14" office:value-type="string">
            <text:p>?</text:p>
          </table:table-cell>
          <table:table-cell table:style-name="ce14" office:value-type="string">
            <text:p>YES</text:p>
          </table:table-cell>
          <table:table-cell table:style-name="ce21" office:value-type="string">
            <text:p>?</text:p>
          </table:table-cell>
          <table:table-cell table:style-name="ce16" table:formula="oooc:=SUM(EXACT([.C17];&quot;YES&quot;);EXACT([.D17];&quot;YES&quot;);EXACT([.E17];&quot;YES&quot;);EXACT([.F17];&quot;YES&quot;);EXACT([.G17];&quot;YES&quot;);EXACT([.H17];&quot;YES&quot;);EXACT([.I17];&quot;YES&quot;);EXACT([.J17];&quot;YES&quot;);EXACT([.K17];&quot;YES&quot;);EXACT([.L17];&quot;YES&quot;);EXACT([.M17];&quot;YES&quot;);EXACT([.N17];&quot;YES&quot;);EXACT([.O17];&quot;YES&quot;);EXACT([.P17];&quot;YES&quot;))/14" office:value-type="percentage" office:value="0.285714285714286">
            <text:p>29%</text:p>
          </table:table-cell>
          <table:table-cell table:style-name="ce16" table:formula="oooc:=SUM(EXACT([.C17];&quot;no&quot;);EXACT([.D17];&quot;no&quot;);EXACT([.E17];&quot;no&quot;);EXACT([.F17];&quot;no&quot;);EXACT([.G17];&quot;no&quot;);EXACT([.H17];&quot;no&quot;);EXACT([.I17];&quot;no&quot;);EXACT([.J17];&quot;no&quot;);EXACT([.K17];&quot;no&quot;);EXACT([.L17];&quot;no&quot;);EXACT([.M17];&quot;no&quot;);EXACT([.N17];&quot;no&quot;);EXACT([.O17];&quot;no&quot;);EXACT([.P17];&quot;no&quot;))/14" office:value-type="percentage" office:value="0.0714285714285714">
            <text:p>7%</text:p>
          </table:table-cell>
          <table:table-cell table:style-name="ce16" table:formula="oooc:=SUM(EXACT([.C17];&quot;?&quot;);EXACT([.D17];&quot;?&quot;);EXACT([.E17];&quot;?&quot;);EXACT([.F17];&quot;?&quot;);EXACT([.G17];&quot;?&quot;);EXACT([.H17];&quot;?&quot;);EXACT([.I17];&quot;?&quot;);EXACT([.J17];&quot;?&quot;);EXACT([.K17];&quot;?&quot;);EXACT([.L17];&quot;?&quot;);EXACT([.M17];&quot;?&quot;);EXACT([.N17];&quot;?&quot;);EXACT([.O17];&quot;?&quot;);EXACT([.P17];&quot;?&quot;))/14" office:value-type="percentage" office:value="0.642857142857143">
            <text:p>64%</text:p>
          </table:table-cell>
          <table:table-cell table:style-name="ce14" office:value-type="string">
            <text:p>Z-Brush</text:p>
          </table:table-cell>
          <table:table-cell table:style-name="ce4" office:value-type="string" table:number-columns-spanned="1" table:number-rows-spanned="2">
            <text:p>Modeling</text:p>
          </table:table-cell>
          <table:table-cell table:number-columns-repeated="16"/>
          <table:table-cell table:style-name="ce8"/>
        </table:table-row>
        <table:table-row table:style-name="ro2">
          <table:covered-table-cell table:style-name="ce5"/>
          <table:table-cell table:style-name="ce5" office:value-type="string">
            <text:p>Mudbo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?</text:p>
          </table:table-cell>
          <table:table-cell table:style-name="ce5" office:value-type="string">
            <text:p>YES</text:p>
          </table:table-cell>
          <table:table-cell table:number-columns-repeated="9" table:style-name="ce5" office:value-type="string">
            <text:p>?</text:p>
          </table:table-cell>
          <table:table-cell table:style-name="ce5" office:value-type="string">
            <text:p>YES</text:p>
          </table:table-cell>
          <table:table-cell table:style-name="ce20" office:value-type="string">
            <text:p>?</text:p>
          </table:table-cell>
          <table:table-cell table:style-name="ce16" table:formula="oooc:=SUM(EXACT([.C18];&quot;YES&quot;);EXACT([.D18];&quot;YES&quot;);EXACT([.E18];&quot;YES&quot;);EXACT([.F18];&quot;YES&quot;);EXACT([.G18];&quot;YES&quot;);EXACT([.H18];&quot;YES&quot;);EXACT([.I18];&quot;YES&quot;);EXACT([.J18];&quot;YES&quot;);EXACT([.K18];&quot;YES&quot;);EXACT([.L18];&quot;YES&quot;);EXACT([.M18];&quot;YES&quot;);EXACT([.N18];&quot;YES&quot;);EXACT([.O18];&quot;YES&quot;);EXACT([.P18];&quot;YES&quot;))/14" office:value-type="percentage" office:value="0.142857142857143">
            <text:p>14%</text:p>
          </table:table-cell>
          <table:table-cell table:style-name="ce16" table:formula="oooc:=SUM(EXACT([.C18];&quot;no&quot;);EXACT([.D18];&quot;no&quot;);EXACT([.E18];&quot;no&quot;);EXACT([.F18];&quot;no&quot;);EXACT([.G18];&quot;no&quot;);EXACT([.H18];&quot;no&quot;);EXACT([.I18];&quot;no&quot;);EXACT([.J18];&quot;no&quot;);EXACT([.K18];&quot;no&quot;);EXACT([.L18];&quot;no&quot;);EXACT([.M18];&quot;no&quot;);EXACT([.N18];&quot;no&quot;);EXACT([.O18];&quot;no&quot;);EXACT([.P18];&quot;no&quot;))/14" office:value-type="percentage" office:value="0.0714285714285714">
            <text:p>7%</text:p>
          </table:table-cell>
          <table:table-cell table:style-name="ce16" table:formula="oooc:=SUM(EXACT([.C18];&quot;?&quot;);EXACT([.D18];&quot;?&quot;);EXACT([.E18];&quot;?&quot;);EXACT([.F18];&quot;?&quot;);EXACT([.G18];&quot;?&quot;);EXACT([.H18];&quot;?&quot;);EXACT([.I18];&quot;?&quot;);EXACT([.J18];&quot;?&quot;);EXACT([.K18];&quot;?&quot;);EXACT([.L18];&quot;?&quot;);EXACT([.M18];&quot;?&quot;);EXACT([.N18];&quot;?&quot;);EXACT([.O18];&quot;?&quot;);EXACT([.P18];&quot;?&quot;))/14" office:value-type="percentage" office:value="0.785714285714286">
            <text:p>79%</text:p>
          </table:table-cell>
          <table:table-cell table:style-name="ce5" office:value-type="string">
            <text:p>Mudbox</text:p>
          </table:table-cell>
          <table:covered-table-cell table:style-name="ce5"/>
          <table:table-cell table:style-name="ce8" table:number-columns-repeated="17"/>
        </table:table-row>
        <table:table-row table:style-name="ro2">
          <table:table-cell table:style-name="ce6" office:value-type="string" table:number-columns-spanned="1" table:number-rows-spanned="5">
            <text:p>Compositing</text:p>
          </table:table-cell>
          <table:table-cell table:style-name="ce15" office:value-type="string">
            <text:p>Shake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4" table:style-name="ce15" office:value-type="string">
            <text:p>?</text:p>
          </table:table-cell>
          <table:table-cell table:number-columns-repeated="3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16" table:formula="oooc:=SUM(EXACT([.C19];&quot;YES&quot;);EXACT([.D19];&quot;YES&quot;);EXACT([.E19];&quot;YES&quot;);EXACT([.F19];&quot;YES&quot;);EXACT([.G19];&quot;YES&quot;);EXACT([.H19];&quot;YES&quot;);EXACT([.I19];&quot;YES&quot;);EXACT([.J19];&quot;YES&quot;);EXACT([.K19];&quot;YES&quot;);EXACT([.L19];&quot;YES&quot;);EXACT([.M19];&quot;YES&quot;);EXACT([.N19];&quot;YES&quot;);EXACT([.O19];&quot;YES&quot;);EXACT([.P19];&quot;YES&quot;))/14" office:value-type="percentage" office:value="0.142857142857143">
            <text:p>14%</text:p>
          </table:table-cell>
          <table:table-cell table:style-name="ce16" table:formula="oooc:=SUM(EXACT([.C19];&quot;no&quot;);EXACT([.D19];&quot;no&quot;);EXACT([.E19];&quot;no&quot;);EXACT([.F19];&quot;no&quot;);EXACT([.G19];&quot;no&quot;);EXACT([.H19];&quot;no&quot;);EXACT([.I19];&quot;no&quot;);EXACT([.J19];&quot;no&quot;);EXACT([.K19];&quot;no&quot;);EXACT([.L19];&quot;no&quot;);EXACT([.M19];&quot;no&quot;);EXACT([.N19];&quot;no&quot;);EXACT([.O19];&quot;no&quot;);EXACT([.P19];&quot;no&quot;))/14" office:value-type="percentage" office:value="0.5">
            <text:p>50%</text:p>
          </table:table-cell>
          <table:table-cell table:style-name="ce16" table:formula="oooc:=SUM(EXACT([.C19];&quot;?&quot;);EXACT([.D19];&quot;?&quot;);EXACT([.E19];&quot;?&quot;);EXACT([.F19];&quot;?&quot;);EXACT([.G19];&quot;?&quot;);EXACT([.H19];&quot;?&quot;);EXACT([.I19];&quot;?&quot;);EXACT([.J19];&quot;?&quot;);EXACT([.K19];&quot;?&quot;);EXACT([.L19];&quot;?&quot;);EXACT([.M19];&quot;?&quot;);EXACT([.N19];&quot;?&quot;);EXACT([.O19];&quot;?&quot;);EXACT([.P19];&quot;?&quot;))/14" office:value-type="percentage" office:value="0.357142857142857">
            <text:p>36%</text:p>
          </table:table-cell>
          <table:table-cell table:style-name="ce15" office:value-type="string">
            <text:p>Shake</text:p>
          </table:table-cell>
          <table:table-cell table:style-name="ce6" office:value-type="string" table:number-columns-spanned="1" table:number-rows-spanned="5">
            <text:p>Compositing</text:p>
          </table:table-cell>
          <table:table-cell table:style-name="ce8" table:number-columns-repeated="17"/>
        </table:table-row>
        <table:table-row table:style-name="ro2">
          <table:covered-table-cell table:style-name="ce6"/>
          <table:table-cell table:style-name="ce7" office:value-type="string">
            <text:p>Fusion</text:p>
          </table:table-cell>
          <table:table-cell table:style-name="ce7" office:value-type="string">
            <text:p>?</text:p>
          </table:table-cell>
          <table:table-cell table:number-columns-repeated="2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6"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style-name="ce22" office:value-type="string">
            <text:p>YES</text:p>
          </table:table-cell>
          <table:table-cell table:style-name="ce16" table:formula="oooc:=SUM(EXACT([.C20];&quot;YES&quot;);EXACT([.D20];&quot;YES&quot;);EXACT([.E20];&quot;YES&quot;);EXACT([.F20];&quot;YES&quot;);EXACT([.G20];&quot;YES&quot;);EXACT([.H20];&quot;YES&quot;);EXACT([.I20];&quot;YES&quot;);EXACT([.J20];&quot;YES&quot;);EXACT([.K20];&quot;YES&quot;);EXACT([.L20];&quot;YES&quot;);EXACT([.M20];&quot;YES&quot;);EXACT([.N20];&quot;YES&quot;);EXACT([.O20];&quot;YES&quot;);EXACT([.P20];&quot;YES&quot;))/14" office:value-type="percentage" office:value="0.214285714285714">
            <text:p>21%</text:p>
          </table:table-cell>
          <table:table-cell table:style-name="ce16" table:formula="oooc:=SUM(EXACT([.C20];&quot;no&quot;);EXACT([.D20];&quot;no&quot;);EXACT([.E20];&quot;no&quot;);EXACT([.F20];&quot;no&quot;);EXACT([.G20];&quot;no&quot;);EXACT([.H20];&quot;no&quot;);EXACT([.I20];&quot;no&quot;);EXACT([.J20];&quot;no&quot;);EXACT([.K20];&quot;no&quot;);EXACT([.L20];&quot;no&quot;);EXACT([.M20];&quot;no&quot;);EXACT([.N20];&quot;no&quot;);EXACT([.O20];&quot;no&quot;);EXACT([.P20];&quot;no&quot;))/14" office:value-type="percentage" office:value="0.142857142857143">
            <text:p>14%</text:p>
          </table:table-cell>
          <table:table-cell table:style-name="ce16" table:formula="oooc:=SUM(EXACT([.C20];&quot;?&quot;);EXACT([.D20];&quot;?&quot;);EXACT([.E20];&quot;?&quot;);EXACT([.F20];&quot;?&quot;);EXACT([.G20];&quot;?&quot;);EXACT([.H20];&quot;?&quot;);EXACT([.I20];&quot;?&quot;);EXACT([.J20];&quot;?&quot;);EXACT([.K20];&quot;?&quot;);EXACT([.L20];&quot;?&quot;);EXACT([.M20];&quot;?&quot;);EXACT([.N20];&quot;?&quot;);EXACT([.O20];&quot;?&quot;);EXACT([.P20];&quot;?&quot;))/14" office:value-type="percentage" office:value="0.642857142857143">
            <text:p>64%</text:p>
          </table:table-cell>
          <table:table-cell table:style-name="ce7" office:value-type="string">
            <text:p>Fusion</text:p>
          </table:table-cell>
          <table:covered-table-cell table:style-name="ce6"/>
          <table:table-cell table:style-name="ce8" table:number-columns-repeated="17"/>
        </table:table-row>
        <table:table-row table:style-name="ro2">
          <table:covered-table-cell table:style-name="ce7"/>
          <table:table-cell table:style-name="ce15" office:value-type="string">
            <text:p>Nuke</text:p>
          </table:table-cell>
          <table:table-cell table:number-columns-repeated="3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3"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no</text:p>
          </table:table-cell>
          <table:table-cell table:style-name="ce16" table:formula="oooc:=SUM(EXACT([.C21];&quot;YES&quot;);EXACT([.D21];&quot;YES&quot;);EXACT([.E21];&quot;YES&quot;);EXACT([.F21];&quot;YES&quot;);EXACT([.G21];&quot;YES&quot;);EXACT([.H21];&quot;YES&quot;);EXACT([.I21];&quot;YES&quot;);EXACT([.J21];&quot;YES&quot;);EXACT([.K21];&quot;YES&quot;);EXACT([.L21];&quot;YES&quot;);EXACT([.M21];&quot;YES&quot;);EXACT([.N21];&quot;YES&quot;);EXACT([.O21];&quot;YES&quot;);EXACT([.P21];&quot;YES&quot;))/14" office:value-type="percentage" office:value="0.214285714285714">
            <text:p>21%</text:p>
          </table:table-cell>
          <table:table-cell table:style-name="ce16" table:formula="oooc:=SUM(EXACT([.C21];&quot;no&quot;);EXACT([.D21];&quot;no&quot;);EXACT([.E21];&quot;no&quot;);EXACT([.F21];&quot;no&quot;);EXACT([.G21];&quot;no&quot;);EXACT([.H21];&quot;no&quot;);EXACT([.I21];&quot;no&quot;);EXACT([.J21];&quot;no&quot;);EXACT([.K21];&quot;no&quot;);EXACT([.L21];&quot;no&quot;);EXACT([.M21];&quot;no&quot;);EXACT([.N21];&quot;no&quot;);EXACT([.O21];&quot;no&quot;);EXACT([.P21];&quot;no&quot;))/14" office:value-type="percentage" office:value="0.428571428571429">
            <text:p>43%</text:p>
          </table:table-cell>
          <table:table-cell table:style-name="ce16" table:formula="oooc:=SUM(EXACT([.C21];&quot;?&quot;);EXACT([.D21];&quot;?&quot;);EXACT([.E21];&quot;?&quot;);EXACT([.F21];&quot;?&quot;);EXACT([.G21];&quot;?&quot;);EXACT([.H21];&quot;?&quot;);EXACT([.I21];&quot;?&quot;);EXACT([.J21];&quot;?&quot;);EXACT([.K21];&quot;?&quot;);EXACT([.L21];&quot;?&quot;);EXACT([.M21];&quot;?&quot;);EXACT([.N21];&quot;?&quot;);EXACT([.O21];&quot;?&quot;);EXACT([.P21];&quot;?&quot;))/14" office:value-type="percentage" office:value="0.357142857142857">
            <text:p>36%</text:p>
          </table:table-cell>
          <table:table-cell table:style-name="ce15" office:value-type="string">
            <text:p>Nuke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covered-table-cell table:style-name="ce7"/>
          <table:table-cell table:style-name="ce7" office:value-type="string">
            <text:p>AfterEffects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3" table:style-name="ce7" office:value-type="string">
            <text:p>?</text:p>
          </table:table-cell>
          <table:table-cell table:number-columns-repeated="3" table:style-name="ce7" office:value-type="string">
            <text:p>YES</text:p>
          </table:table-cell>
          <table:table-cell table:number-columns-repeated="2" table:style-name="ce7" office:value-type="string">
            <text:p>no</text:p>
          </table:table-cell>
          <table:table-cell table:style-name="ce22" office:value-type="string">
            <text:p>?</text:p>
          </table:table-cell>
          <table:table-cell table:style-name="ce16" table:formula="oooc:=SUM(EXACT([.C22];&quot;YES&quot;);EXACT([.D22];&quot;YES&quot;);EXACT([.E22];&quot;YES&quot;);EXACT([.F22];&quot;YES&quot;);EXACT([.G22];&quot;YES&quot;);EXACT([.H22];&quot;YES&quot;);EXACT([.I22];&quot;YES&quot;);EXACT([.J22];&quot;YES&quot;);EXACT([.K22];&quot;YES&quot;);EXACT([.L22];&quot;YES&quot;);EXACT([.M22];&quot;YES&quot;);EXACT([.N22];&quot;YES&quot;);EXACT([.O22];&quot;YES&quot;);EXACT([.P22];&quot;YES&quot;))/14" office:value-type="percentage" office:value="0.5">
            <text:p>50%</text:p>
          </table:table-cell>
          <table:table-cell table:style-name="ce16" table:formula="oooc:=SUM(EXACT([.C22];&quot;no&quot;);EXACT([.D22];&quot;no&quot;);EXACT([.E22];&quot;no&quot;);EXACT([.F22];&quot;no&quot;);EXACT([.G22];&quot;no&quot;);EXACT([.H22];&quot;no&quot;);EXACT([.I22];&quot;no&quot;);EXACT([.J22];&quot;no&quot;);EXACT([.K22];&quot;no&quot;);EXACT([.L22];&quot;no&quot;);EXACT([.M22];&quot;no&quot;);EXACT([.N22];&quot;no&quot;);EXACT([.O22];&quot;no&quot;);EXACT([.P22];&quot;no&quot;))/14" office:value-type="percentage" office:value="0.142857142857143">
            <text:p>14%</text:p>
          </table:table-cell>
          <table:table-cell table:style-name="ce16" table:formula="oooc:=SUM(EXACT([.C22];&quot;?&quot;);EXACT([.D22];&quot;?&quot;);EXACT([.E22];&quot;?&quot;);EXACT([.F22];&quot;?&quot;);EXACT([.G22];&quot;?&quot;);EXACT([.H22];&quot;?&quot;);EXACT([.I22];&quot;?&quot;);EXACT([.J22];&quot;?&quot;);EXACT([.K22];&quot;?&quot;);EXACT([.L22];&quot;?&quot;);EXACT([.M22];&quot;?&quot;);EXACT([.N22];&quot;?&quot;);EXACT([.O22];&quot;?&quot;);EXACT([.P22];&quot;?&quot;))/14" office:value-type="percentage" office:value="0.357142857142857">
            <text:p>36%</text:p>
          </table:table-cell>
          <table:table-cell table:style-name="ce7" office:value-type="string">
            <text:p>AfterEffects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covered-table-cell table:style-name="ce7"/>
          <table:table-cell table:style-name="ce15" office:value-type="string">
            <text:p>FinalCutPro</text:p>
          </table:table-cell>
          <table:table-cell table:number-columns-repeated="11"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16" table:formula="oooc:=SUM(EXACT([.C23];&quot;YES&quot;);EXACT([.D23];&quot;YES&quot;);EXACT([.E23];&quot;YES&quot;);EXACT([.F23];&quot;YES&quot;);EXACT([.G23];&quot;YES&quot;);EXACT([.H23];&quot;YES&quot;);EXACT([.I23];&quot;YES&quot;);EXACT([.J23];&quot;YES&quot;);EXACT([.K23];&quot;YES&quot;);EXACT([.L23];&quot;YES&quot;);EXACT([.M23];&quot;YES&quot;);EXACT([.N23];&quot;YES&quot;);EXACT([.O23];&quot;YES&quot;);EXACT([.P23];&quot;YES&quot;))/14" office:value-type="percentage" office:value="0.0714285714285714">
            <text:p>7%</text:p>
          </table:table-cell>
          <table:table-cell table:style-name="ce16" table:formula="oooc:=SUM(EXACT([.C23];&quot;no&quot;);EXACT([.D23];&quot;no&quot;);EXACT([.E23];&quot;no&quot;);EXACT([.F23];&quot;no&quot;);EXACT([.G23];&quot;no&quot;);EXACT([.H23];&quot;no&quot;);EXACT([.I23];&quot;no&quot;);EXACT([.J23];&quot;no&quot;);EXACT([.K23];&quot;no&quot;);EXACT([.L23];&quot;no&quot;);EXACT([.M23];&quot;no&quot;);EXACT([.N23];&quot;no&quot;);EXACT([.O23];&quot;no&quot;);EXACT([.P23];&quot;no&quot;))/14" office:value-type="percentage" office:value="0">
            <text:p>0%</text:p>
          </table:table-cell>
          <table:table-cell table:style-name="ce16" table:formula="oooc:=SUM(EXACT([.C23];&quot;?&quot;);EXACT([.D23];&quot;?&quot;);EXACT([.E23];&quot;?&quot;);EXACT([.F23];&quot;?&quot;);EXACT([.G23];&quot;?&quot;);EXACT([.H23];&quot;?&quot;);EXACT([.I23];&quot;?&quot;);EXACT([.J23];&quot;?&quot;);EXACT([.K23];&quot;?&quot;);EXACT([.L23];&quot;?&quot;);EXACT([.M23];&quot;?&quot;);EXACT([.N23];&quot;?&quot;);EXACT([.O23];&quot;?&quot;);EXACT([.P23];&quot;?&quot;))/14" office:value-type="percentage" office:value="0.928571428571429">
            <text:p>93%</text:p>
          </table:table-cell>
          <table:table-cell table:style-name="ce15" office:value-type="string">
            <text:p>FinalCutPro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table-cell table:style-name="ce4" office:value-type="string" table:number-columns-spanned="1" table:number-rows-spanned="4">
            <text:p>RIB Exporters</text:p>
          </table:table-cell>
          <table:table-cell table:style-name="ce5" office:value-type="string">
            <text:p>LiquidMaya</text:p>
          </table:table-cell>
          <table:table-cell table:number-columns-repeated="3" table:style-name="ce5" office:value-type="string">
            <text:p>no</text:p>
          </table:table-cell>
          <table:table-cell table:style-name="ce5" office:value-type="string">
            <text:p>?</text:p>
          </table:table-cell>
          <table:table-cell table:style-name="ce5" office:value-type="string">
            <text:p>no</text:p>
          </table:table-cell>
          <table:table-cell table:number-columns-repeated="2" table:style-name="ce5" office:value-type="string">
            <text:p>?</text:p>
          </table:table-cell>
          <table:table-cell table:number-columns-repeated="5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20" office:value-type="string">
            <text:p>no</text:p>
          </table:table-cell>
          <table:table-cell table:style-name="ce16" table:formula="oooc:=SUM(EXACT([.C24];&quot;YES&quot;);EXACT([.D24];&quot;YES&quot;);EXACT([.E24];&quot;YES&quot;);EXACT([.F24];&quot;YES&quot;);EXACT([.G24];&quot;YES&quot;);EXACT([.H24];&quot;YES&quot;);EXACT([.I24];&quot;YES&quot;);EXACT([.J24];&quot;YES&quot;);EXACT([.K24];&quot;YES&quot;);EXACT([.L24];&quot;YES&quot;);EXACT([.M24];&quot;YES&quot;);EXACT([.N24];&quot;YES&quot;);EXACT([.O24];&quot;YES&quot;);EXACT([.P24];&quot;YES&quot;))/14" office:value-type="percentage" office:value="0.0714285714285714">
            <text:p>7%</text:p>
          </table:table-cell>
          <table:table-cell table:style-name="ce16" table:formula="oooc:=SUM(EXACT([.C24];&quot;no&quot;);EXACT([.D24];&quot;no&quot;);EXACT([.E24];&quot;no&quot;);EXACT([.F24];&quot;no&quot;);EXACT([.G24];&quot;no&quot;);EXACT([.H24];&quot;no&quot;);EXACT([.I24];&quot;no&quot;);EXACT([.J24];&quot;no&quot;);EXACT([.K24];&quot;no&quot;);EXACT([.L24];&quot;no&quot;);EXACT([.M24];&quot;no&quot;);EXACT([.N24];&quot;no&quot;);EXACT([.O24];&quot;no&quot;);EXACT([.P24];&quot;no&quot;))/14" office:value-type="percentage" office:value="0.714285714285714">
            <text:p>71%</text:p>
          </table:table-cell>
          <table:table-cell table:style-name="ce16" table:formula="oooc:=SUM(EXACT([.C24];&quot;?&quot;);EXACT([.D24];&quot;?&quot;);EXACT([.E24];&quot;?&quot;);EXACT([.F24];&quot;?&quot;);EXACT([.G24];&quot;?&quot;);EXACT([.H24];&quot;?&quot;);EXACT([.I24];&quot;?&quot;);EXACT([.J24];&quot;?&quot;);EXACT([.K24];&quot;?&quot;);EXACT([.L24];&quot;?&quot;);EXACT([.M24];&quot;?&quot;);EXACT([.N24];&quot;?&quot;);EXACT([.O24];&quot;?&quot;);EXACT([.P24];&quot;?&quot;))/14" office:value-type="percentage" office:value="0.214285714285714">
            <text:p>21%</text:p>
          </table:table-cell>
          <table:table-cell table:style-name="ce5" office:value-type="string">
            <text:p>LiquidMaya</text:p>
          </table:table-cell>
          <table:table-cell table:style-name="ce4" office:value-type="string" table:number-columns-spanned="1" table:number-rows-spanned="4">
            <text:p>RIB Exporters</text:p>
          </table:table-cell>
          <table:table-cell table:style-name="ce8" table:number-columns-repeated="17"/>
        </table:table-row>
        <table:table-row table:style-name="ro2">
          <table:covered-table-cell table:style-name="ce5"/>
          <table:table-cell table:style-name="ce14" office:value-type="string">
            <text:p>MayaMan</text:p>
          </table:table-cell>
          <table:table-cell table:style-name="ce14" office:value-type="string">
            <text:p>YES</text:p>
          </table:table-cell>
          <table:table-cell table:number-columns-repeated="2" table:style-name="ce14" office:value-type="string">
            <text:p>no</text:p>
          </table:table-cell>
          <table:table-cell table:style-name="ce14" office:value-type="string">
            <text:p>?</text:p>
          </table:table-cell>
          <table:table-cell table:style-name="ce14" office:value-type="string">
            <text:p>no</text:p>
          </table:table-cell>
          <table:table-cell table:number-columns-repeated="2" table:style-name="ce14" office:value-type="string">
            <text:p>?</text:p>
          </table:table-cell>
          <table:table-cell table:number-columns-repeated="6" table:style-name="ce14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6" table:formula="oooc:=SUM(EXACT([.C25];&quot;YES&quot;);EXACT([.D25];&quot;YES&quot;);EXACT([.E25];&quot;YES&quot;);EXACT([.F25];&quot;YES&quot;);EXACT([.G25];&quot;YES&quot;);EXACT([.H25];&quot;YES&quot;);EXACT([.I25];&quot;YES&quot;);EXACT([.J25];&quot;YES&quot;);EXACT([.K25];&quot;YES&quot;);EXACT([.L25];&quot;YES&quot;);EXACT([.M25];&quot;YES&quot;);EXACT([.N25];&quot;YES&quot;);EXACT([.O25];&quot;YES&quot;);EXACT([.P25];&quot;YES&quot;))/14" office:value-type="percentage" office:value="0.0714285714285714">
            <text:p>7%</text:p>
          </table:table-cell>
          <table:table-cell table:style-name="ce16" table:formula="oooc:=SUM(EXACT([.C25];&quot;no&quot;);EXACT([.D25];&quot;no&quot;);EXACT([.E25];&quot;no&quot;);EXACT([.F25];&quot;no&quot;);EXACT([.G25];&quot;no&quot;);EXACT([.H25];&quot;no&quot;);EXACT([.I25];&quot;no&quot;);EXACT([.J25];&quot;no&quot;);EXACT([.K25];&quot;no&quot;);EXACT([.L25];&quot;no&quot;);EXACT([.M25];&quot;no&quot;);EXACT([.N25];&quot;no&quot;);EXACT([.O25];&quot;no&quot;);EXACT([.P25];&quot;no&quot;))/14" office:value-type="percentage" office:value="0.714285714285714">
            <text:p>71%</text:p>
          </table:table-cell>
          <table:table-cell table:style-name="ce16" table:formula="oooc:=SUM(EXACT([.C25];&quot;?&quot;);EXACT([.D25];&quot;?&quot;);EXACT([.E25];&quot;?&quot;);EXACT([.F25];&quot;?&quot;);EXACT([.G25];&quot;?&quot;);EXACT([.H25];&quot;?&quot;);EXACT([.I25];&quot;?&quot;);EXACT([.J25];&quot;?&quot;);EXACT([.K25];&quot;?&quot;);EXACT([.L25];&quot;?&quot;);EXACT([.M25];&quot;?&quot;);EXACT([.N25];&quot;?&quot;);EXACT([.O25];&quot;?&quot;);EXACT([.P25];&quot;?&quot;))/14" office:value-type="percentage" office:value="0.214285714285714">
            <text:p>21%</text:p>
          </table:table-cell>
          <table:table-cell table:style-name="ce14" office:value-type="string">
            <text:p>MayaMan</text:p>
          </table:table-cell>
          <table:covered-table-cell table:style-name="ce5"/>
          <table:table-cell table:style-name="ce8" table:number-columns-repeated="17"/>
        </table:table-row>
        <table:table-row table:style-name="ro2">
          <table:covered-table-cell table:style-name="ce5"/>
          <table:table-cell table:style-name="ce5" office:value-type="string">
            <text:p>MtoR</text:p>
          </table:table-cell>
          <table:table-cell table:number-columns-repeated="3" table:style-name="ce5" office:value-type="string">
            <text:p>no</text:p>
          </table:table-cell>
          <table:table-cell table:style-name="ce5" office:value-type="string">
            <text:p>?</text:p>
          </table:table-cell>
          <table:table-cell table:style-name="ce5" office:value-type="string">
            <text:p>no</text:p>
          </table:table-cell>
          <table:table-cell table:number-columns-repeated="2" table:style-name="ce5" office:value-type="string">
            <text:p>?</text:p>
          </table:table-cell>
          <table:table-cell table:number-columns-repeated="6" table:style-name="ce5" office:value-type="string">
            <text:p>no</text:p>
          </table:table-cell>
          <table:table-cell table:style-name="ce20" office:value-type="string">
            <text:p>no</text:p>
          </table:table-cell>
          <table:table-cell table:style-name="ce16" table:formula="oooc:=SUM(EXACT([.C26];&quot;YES&quot;);EXACT([.D26];&quot;YES&quot;);EXACT([.E26];&quot;YES&quot;);EXACT([.F26];&quot;YES&quot;);EXACT([.G26];&quot;YES&quot;);EXACT([.H26];&quot;YES&quot;);EXACT([.I26];&quot;YES&quot;);EXACT([.J26];&quot;YES&quot;);EXACT([.K26];&quot;YES&quot;);EXACT([.L26];&quot;YES&quot;);EXACT([.M26];&quot;YES&quot;);EXACT([.N26];&quot;YES&quot;);EXACT([.O26];&quot;YES&quot;);EXACT([.P26];&quot;YES&quot;))/14" office:value-type="percentage" office:value="0">
            <text:p>0%</text:p>
          </table:table-cell>
          <table:table-cell table:style-name="ce16" table:formula="oooc:=SUM(EXACT([.C26];&quot;no&quot;);EXACT([.D26];&quot;no&quot;);EXACT([.E26];&quot;no&quot;);EXACT([.F26];&quot;no&quot;);EXACT([.G26];&quot;no&quot;);EXACT([.H26];&quot;no&quot;);EXACT([.I26];&quot;no&quot;);EXACT([.J26];&quot;no&quot;);EXACT([.K26];&quot;no&quot;);EXACT([.L26];&quot;no&quot;);EXACT([.M26];&quot;no&quot;);EXACT([.N26];&quot;no&quot;);EXACT([.O26];&quot;no&quot;);EXACT([.P26];&quot;no&quot;))/14" office:value-type="percentage" office:value="0.785714285714286">
            <text:p>79%</text:p>
          </table:table-cell>
          <table:table-cell table:style-name="ce16" table:formula="oooc:=SUM(EXACT([.C26];&quot;?&quot;);EXACT([.D26];&quot;?&quot;);EXACT([.E26];&quot;?&quot;);EXACT([.F26];&quot;?&quot;);EXACT([.G26];&quot;?&quot;);EXACT([.H26];&quot;?&quot;);EXACT([.I26];&quot;?&quot;);EXACT([.J26];&quot;?&quot;);EXACT([.K26];&quot;?&quot;);EXACT([.L26];&quot;?&quot;);EXACT([.M26];&quot;?&quot;);EXACT([.N26];&quot;?&quot;);EXACT([.O26];&quot;?&quot;);EXACT([.P26];&quot;?&quot;))/14" office:value-type="percentage" office:value="0.214285714285714">
            <text:p>21%</text:p>
          </table:table-cell>
          <table:table-cell table:style-name="ce5" office:value-type="string">
            <text:p>MtoR</text:p>
          </table:table-cell>
          <table:covered-table-cell table:style-name="ce5"/>
          <table:table-cell table:style-name="ce8" table:number-columns-repeated="17"/>
        </table:table-row>
        <table:table-row table:style-name="ro2">
          <table:covered-table-cell table:style-name="ce5"/>
          <table:table-cell table:style-name="ce14" office:value-type="string">
            <text:p>DL4M</text:p>
          </table:table-cell>
          <table:table-cell table:number-columns-repeated="3" table:style-name="ce14" office:value-type="string">
            <text:p>no</text:p>
          </table:table-cell>
          <table:table-cell table:style-name="ce14" office:value-type="string">
            <text:p>?</text:p>
          </table:table-cell>
          <table:table-cell table:style-name="ce14" office:value-type="string">
            <text:p>no</text:p>
          </table:table-cell>
          <table:table-cell table:number-columns-repeated="2" table:style-name="ce14" office:value-type="string">
            <text:p>?</text:p>
          </table:table-cell>
          <table:table-cell table:style-name="ce14" office:value-type="string">
            <text:p>YES</text:p>
          </table:table-cell>
          <table:table-cell table:number-columns-repeated="5" table:style-name="ce14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6" table:formula="oooc:=SUM(EXACT([.C27];&quot;YES&quot;);EXACT([.D27];&quot;YES&quot;);EXACT([.E27];&quot;YES&quot;);EXACT([.F27];&quot;YES&quot;);EXACT([.G27];&quot;YES&quot;);EXACT([.H27];&quot;YES&quot;);EXACT([.I27];&quot;YES&quot;);EXACT([.J27];&quot;YES&quot;);EXACT([.K27];&quot;YES&quot;);EXACT([.L27];&quot;YES&quot;);EXACT([.M27];&quot;YES&quot;);EXACT([.N27];&quot;YES&quot;);EXACT([.O27];&quot;YES&quot;);EXACT([.P27];&quot;YES&quot;))/14" office:value-type="percentage" office:value="0.0714285714285714">
            <text:p>7%</text:p>
          </table:table-cell>
          <table:table-cell table:style-name="ce16" table:formula="oooc:=SUM(EXACT([.C27];&quot;no&quot;);EXACT([.D27];&quot;no&quot;);EXACT([.E27];&quot;no&quot;);EXACT([.F27];&quot;no&quot;);EXACT([.G27];&quot;no&quot;);EXACT([.H27];&quot;no&quot;);EXACT([.I27];&quot;no&quot;);EXACT([.J27];&quot;no&quot;);EXACT([.K27];&quot;no&quot;);EXACT([.L27];&quot;no&quot;);EXACT([.M27];&quot;no&quot;);EXACT([.N27];&quot;no&quot;);EXACT([.O27];&quot;no&quot;);EXACT([.P27];&quot;no&quot;))/14" office:value-type="percentage" office:value="0.714285714285714">
            <text:p>71%</text:p>
          </table:table-cell>
          <table:table-cell table:style-name="ce16" table:formula="oooc:=SUM(EXACT([.C27];&quot;?&quot;);EXACT([.D27];&quot;?&quot;);EXACT([.E27];&quot;?&quot;);EXACT([.F27];&quot;?&quot;);EXACT([.G27];&quot;?&quot;);EXACT([.H27];&quot;?&quot;);EXACT([.I27];&quot;?&quot;);EXACT([.J27];&quot;?&quot;);EXACT([.K27];&quot;?&quot;);EXACT([.L27];&quot;?&quot;);EXACT([.M27];&quot;?&quot;);EXACT([.N27];&quot;?&quot;);EXACT([.O27];&quot;?&quot;);EXACT([.P27];&quot;?&quot;))/14" office:value-type="percentage" office:value="0.214285714285714">
            <text:p>21%</text:p>
          </table:table-cell>
          <table:table-cell table:style-name="ce14" office:value-type="string">
            <text:p>DL4M</text:p>
          </table:table-cell>
          <table:covered-table-cell table:style-name="ce5"/>
          <table:table-cell table:style-name="ce8" table:number-columns-repeated="17"/>
        </table:table-row>
        <table:table-row table:style-name="ro2">
          <table:table-cell table:style-name="ce6" office:value-type="string" table:number-columns-spanned="1" table:number-rows-spanned="9">
            <text:p>Renderers</text:p>
          </table:table-cell>
          <table:table-cell table:style-name="ce7" office:value-type="string">
            <text:p>MentalRay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number-columns-repeated="2"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style-name="ce22" office:value-type="string">
            <text:p>YES</text:p>
          </table:table-cell>
          <table:table-cell table:style-name="ce16" table:formula="oooc:=SUM(EXACT([.C28];&quot;YES&quot;);EXACT([.D28];&quot;YES&quot;);EXACT([.E28];&quot;YES&quot;);EXACT([.F28];&quot;YES&quot;);EXACT([.G28];&quot;YES&quot;);EXACT([.H28];&quot;YES&quot;);EXACT([.I28];&quot;YES&quot;);EXACT([.J28];&quot;YES&quot;);EXACT([.K28];&quot;YES&quot;);EXACT([.L28];&quot;YES&quot;);EXACT([.M28];&quot;YES&quot;);EXACT([.N28];&quot;YES&quot;);EXACT([.O28];&quot;YES&quot;);EXACT([.P28];&quot;YES&quot;))/14" office:value-type="percentage" office:value="0.714285714285714">
            <text:p>71%</text:p>
          </table:table-cell>
          <table:table-cell table:style-name="ce16" table:formula="oooc:=SUM(EXACT([.C28];&quot;no&quot;);EXACT([.D28];&quot;no&quot;);EXACT([.E28];&quot;no&quot;);EXACT([.F28];&quot;no&quot;);EXACT([.G28];&quot;no&quot;);EXACT([.H28];&quot;no&quot;);EXACT([.I28];&quot;no&quot;);EXACT([.J28];&quot;no&quot;);EXACT([.K28];&quot;no&quot;);EXACT([.L28];&quot;no&quot;);EXACT([.M28];&quot;no&quot;);EXACT([.N28];&quot;no&quot;);EXACT([.O28];&quot;no&quot;);EXACT([.P28];&quot;no&quot;))/14" office:value-type="percentage" office:value="0.0714285714285714">
            <text:p>7%</text:p>
          </table:table-cell>
          <table:table-cell table:style-name="ce16" table:formula="oooc:=SUM(EXACT([.C28];&quot;?&quot;);EXACT([.D28];&quot;?&quot;);EXACT([.E28];&quot;?&quot;);EXACT([.F28];&quot;?&quot;);EXACT([.G28];&quot;?&quot;);EXACT([.H28];&quot;?&quot;);EXACT([.I28];&quot;?&quot;);EXACT([.J28];&quot;?&quot;);EXACT([.K28];&quot;?&quot;);EXACT([.L28];&quot;?&quot;);EXACT([.M28];&quot;?&quot;);EXACT([.N28];&quot;?&quot;);EXACT([.O28];&quot;?&quot;);EXACT([.P28];&quot;?&quot;))/14" office:value-type="percentage" office:value="0.214285714285714">
            <text:p>21%</text:p>
          </table:table-cell>
          <table:table-cell table:style-name="ce7" office:value-type="string">
            <text:p>MentalRay</text:p>
          </table:table-cell>
          <table:table-cell table:style-name="ce6" office:value-type="string" table:number-columns-spanned="1" table:number-rows-spanned="9">
            <text:p>Renderers</text:p>
          </table:table-cell>
          <table:table-cell table:style-name="ce8" table:number-columns-repeated="17"/>
        </table:table-row>
        <table:table-row table:style-name="ro2">
          <table:covered-table-cell table:style-name="ce6"/>
          <table:table-cell table:style-name="ce15" office:value-type="string">
            <text:p>Mantra</text:p>
          </table:table-cell>
          <table:table-cell table:number-columns-repeated="4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number-columns-repeated="3" table:style-name="ce15" office:value-type="string">
            <text:p>?</text:p>
          </table:table-cell>
          <table:table-cell table:number-columns-repeated="4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16" table:formula="oooc:=SUM(EXACT([.C29];&quot;YES&quot;);EXACT([.D29];&quot;YES&quot;);EXACT([.E29];&quot;YES&quot;);EXACT([.F29];&quot;YES&quot;);EXACT([.G29];&quot;YES&quot;);EXACT([.H29];&quot;YES&quot;);EXACT([.I29];&quot;YES&quot;);EXACT([.J29];&quot;YES&quot;);EXACT([.K29];&quot;YES&quot;);EXACT([.L29];&quot;YES&quot;);EXACT([.M29];&quot;YES&quot;);EXACT([.N29];&quot;YES&quot;);EXACT([.O29];&quot;YES&quot;);EXACT([.P29];&quot;YES&quot;))/14" office:value-type="percentage" office:value="0.142857142857143">
            <text:p>14%</text:p>
          </table:table-cell>
          <table:table-cell table:style-name="ce16" table:formula="oooc:=SUM(EXACT([.C29];&quot;no&quot;);EXACT([.D29];&quot;no&quot;);EXACT([.E29];&quot;no&quot;);EXACT([.F29];&quot;no&quot;);EXACT([.G29];&quot;no&quot;);EXACT([.H29];&quot;no&quot;);EXACT([.I29];&quot;no&quot;);EXACT([.J29];&quot;no&quot;);EXACT([.K29];&quot;no&quot;);EXACT([.L29];&quot;no&quot;);EXACT([.M29];&quot;no&quot;);EXACT([.N29];&quot;no&quot;);EXACT([.O29];&quot;no&quot;);EXACT([.P29];&quot;no&quot;))/14" office:value-type="percentage" office:value="0.642857142857143">
            <text:p>64%</text:p>
          </table:table-cell>
          <table:table-cell table:style-name="ce16" table:formula="oooc:=SUM(EXACT([.C29];&quot;?&quot;);EXACT([.D29];&quot;?&quot;);EXACT([.E29];&quot;?&quot;);EXACT([.F29];&quot;?&quot;);EXACT([.G29];&quot;?&quot;);EXACT([.H29];&quot;?&quot;);EXACT([.I29];&quot;?&quot;);EXACT([.J29];&quot;?&quot;);EXACT([.K29];&quot;?&quot;);EXACT([.L29];&quot;?&quot;);EXACT([.M29];&quot;?&quot;);EXACT([.N29];&quot;?&quot;);EXACT([.O29];&quot;?&quot;);EXACT([.P29];&quot;?&quot;))/14" office:value-type="percentage" office:value="0.214285714285714">
            <text:p>21%</text:p>
          </table:table-cell>
          <table:table-cell table:style-name="ce15" office:value-type="string">
            <text:p>Mantra</text:p>
          </table:table-cell>
          <table:covered-table-cell table:style-name="ce6"/>
          <table:table-cell table:style-name="ce8" table:number-columns-repeated="17"/>
        </table:table-row>
        <table:table-row table:style-name="ro2">
          <table:covered-table-cell table:style-name="ce7"/>
          <table:table-cell table:style-name="ce7" office:value-type="string">
            <text:p>PRMan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number-columns-repeated="2" table:style-name="ce7" office:value-type="string">
            <text:p>?</text:p>
          </table:table-cell>
          <table:table-cell table:number-columns-repeated="5"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16" table:formula="oooc:=SUM(EXACT([.C30];&quot;YES&quot;);EXACT([.D30];&quot;YES&quot;);EXACT([.E30];&quot;YES&quot;);EXACT([.F30];&quot;YES&quot;);EXACT([.G30];&quot;YES&quot;);EXACT([.H30];&quot;YES&quot;);EXACT([.I30];&quot;YES&quot;);EXACT([.J30];&quot;YES&quot;);EXACT([.K30];&quot;YES&quot;);EXACT([.L30];&quot;YES&quot;);EXACT([.M30];&quot;YES&quot;);EXACT([.N30];&quot;YES&quot;);EXACT([.O30];&quot;YES&quot;);EXACT([.P30];&quot;YES&quot;))/14" office:value-type="percentage" office:value="0.142857142857143">
            <text:p>14%</text:p>
          </table:table-cell>
          <table:table-cell table:style-name="ce16" table:formula="oooc:=SUM(EXACT([.C30];&quot;no&quot;);EXACT([.D30];&quot;no&quot;);EXACT([.E30];&quot;no&quot;);EXACT([.F30];&quot;no&quot;);EXACT([.G30];&quot;no&quot;);EXACT([.H30];&quot;no&quot;);EXACT([.I30];&quot;no&quot;);EXACT([.J30];&quot;no&quot;);EXACT([.K30];&quot;no&quot;);EXACT([.L30];&quot;no&quot;);EXACT([.M30];&quot;no&quot;);EXACT([.N30];&quot;no&quot;);EXACT([.O30];&quot;no&quot;);EXACT([.P30];&quot;no&quot;))/14" office:value-type="percentage" office:value="0.714285714285714">
            <text:p>71%</text:p>
          </table:table-cell>
          <table:table-cell table:style-name="ce16" table:formula="oooc:=SUM(EXACT([.C30];&quot;?&quot;);EXACT([.D30];&quot;?&quot;);EXACT([.E30];&quot;?&quot;);EXACT([.F30];&quot;?&quot;);EXACT([.G30];&quot;?&quot;);EXACT([.H30];&quot;?&quot;);EXACT([.I30];&quot;?&quot;);EXACT([.J30];&quot;?&quot;);EXACT([.K30];&quot;?&quot;);EXACT([.L30];&quot;?&quot;);EXACT([.M30];&quot;?&quot;);EXACT([.N30];&quot;?&quot;);EXACT([.O30];&quot;?&quot;);EXACT([.P30];&quot;?&quot;))/14" office:value-type="percentage" office:value="0.142857142857143">
            <text:p>14%</text:p>
          </table:table-cell>
          <table:table-cell table:style-name="ce7" office:value-type="string">
            <text:p>PRMan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covered-table-cell table:style-name="ce7"/>
          <table:table-cell table:style-name="ce15" office:value-type="string">
            <text:p>AIR</text:p>
          </table:table-cell>
          <table:table-cell table:style-name="ce15" office:value-type="string">
            <text:p>YES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2" table:style-name="ce15" office:value-type="string">
            <text:p>?</text:p>
          </table:table-cell>
          <table:table-cell table:number-columns-repeated="6" table:style-name="ce15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16" table:formula="oooc:=SUM(EXACT([.C31];&quot;YES&quot;);EXACT([.D31];&quot;YES&quot;);EXACT([.E31];&quot;YES&quot;);EXACT([.F31];&quot;YES&quot;);EXACT([.G31];&quot;YES&quot;);EXACT([.H31];&quot;YES&quot;);EXACT([.I31];&quot;YES&quot;);EXACT([.J31];&quot;YES&quot;);EXACT([.K31];&quot;YES&quot;);EXACT([.L31];&quot;YES&quot;);EXACT([.M31];&quot;YES&quot;);EXACT([.N31];&quot;YES&quot;);EXACT([.O31];&quot;YES&quot;);EXACT([.P31];&quot;YES&quot;))/14" office:value-type="percentage" office:value="0.0714285714285714">
            <text:p>7%</text:p>
          </table:table-cell>
          <table:table-cell table:style-name="ce16" table:formula="oooc:=SUM(EXACT([.C31];&quot;no&quot;);EXACT([.D31];&quot;no&quot;);EXACT([.E31];&quot;no&quot;);EXACT([.F31];&quot;no&quot;);EXACT([.G31];&quot;no&quot;);EXACT([.H31];&quot;no&quot;);EXACT([.I31];&quot;no&quot;);EXACT([.J31];&quot;no&quot;);EXACT([.K31];&quot;no&quot;);EXACT([.L31];&quot;no&quot;);EXACT([.M31];&quot;no&quot;);EXACT([.N31];&quot;no&quot;);EXACT([.O31];&quot;no&quot;);EXACT([.P31];&quot;no&quot;))/14" office:value-type="percentage" office:value="0.714285714285714">
            <text:p>71%</text:p>
          </table:table-cell>
          <table:table-cell table:style-name="ce16" table:formula="oooc:=SUM(EXACT([.C31];&quot;?&quot;);EXACT([.D31];&quot;?&quot;);EXACT([.E31];&quot;?&quot;);EXACT([.F31];&quot;?&quot;);EXACT([.G31];&quot;?&quot;);EXACT([.H31];&quot;?&quot;);EXACT([.I31];&quot;?&quot;);EXACT([.J31];&quot;?&quot;);EXACT([.K31];&quot;?&quot;);EXACT([.L31];&quot;?&quot;);EXACT([.M31];&quot;?&quot;);EXACT([.N31];&quot;?&quot;);EXACT([.O31];&quot;?&quot;);EXACT([.P31];&quot;?&quot;))/14" office:value-type="percentage" office:value="0.214285714285714">
            <text:p>21%</text:p>
          </table:table-cell>
          <table:table-cell table:style-name="ce15" office:value-type="string">
            <text:p>AIR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covered-table-cell table:style-name="ce7"/>
          <table:table-cell table:style-name="ce7" office:value-type="string">
            <text:p>3Delight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number-columns-repeated="2"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5" table:style-name="ce7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16" table:formula="oooc:=SUM(EXACT([.C32];&quot;YES&quot;);EXACT([.D32];&quot;YES&quot;);EXACT([.E32];&quot;YES&quot;);EXACT([.F32];&quot;YES&quot;);EXACT([.G32];&quot;YES&quot;);EXACT([.H32];&quot;YES&quot;);EXACT([.I32];&quot;YES&quot;);EXACT([.J32];&quot;YES&quot;);EXACT([.K32];&quot;YES&quot;);EXACT([.L32];&quot;YES&quot;);EXACT([.M32];&quot;YES&quot;);EXACT([.N32];&quot;YES&quot;);EXACT([.O32];&quot;YES&quot;);EXACT([.P32];&quot;YES&quot;))/14" office:value-type="percentage" office:value="0.0714285714285714">
            <text:p>7%</text:p>
          </table:table-cell>
          <table:table-cell table:style-name="ce16" table:formula="oooc:=SUM(EXACT([.C32];&quot;no&quot;);EXACT([.D32];&quot;no&quot;);EXACT([.E32];&quot;no&quot;);EXACT([.F32];&quot;no&quot;);EXACT([.G32];&quot;no&quot;);EXACT([.H32];&quot;no&quot;);EXACT([.I32];&quot;no&quot;);EXACT([.J32];&quot;no&quot;);EXACT([.K32];&quot;no&quot;);EXACT([.L32];&quot;no&quot;);EXACT([.M32];&quot;no&quot;);EXACT([.N32];&quot;no&quot;);EXACT([.O32];&quot;no&quot;);EXACT([.P32];&quot;no&quot;))/14" office:value-type="percentage" office:value="0.714285714285714">
            <text:p>71%</text:p>
          </table:table-cell>
          <table:table-cell table:style-name="ce16" table:formula="oooc:=SUM(EXACT([.C32];&quot;?&quot;);EXACT([.D32];&quot;?&quot;);EXACT([.E32];&quot;?&quot;);EXACT([.F32];&quot;?&quot;);EXACT([.G32];&quot;?&quot;);EXACT([.H32];&quot;?&quot;);EXACT([.I32];&quot;?&quot;);EXACT([.J32];&quot;?&quot;);EXACT([.K32];&quot;?&quot;);EXACT([.L32];&quot;?&quot;);EXACT([.M32];&quot;?&quot;);EXACT([.N32];&quot;?&quot;);EXACT([.O32];&quot;?&quot;);EXACT([.P32];&quot;?&quot;))/14" office:value-type="percentage" office:value="0.214285714285714">
            <text:p>21%</text:p>
          </table:table-cell>
          <table:table-cell table:style-name="ce7" office:value-type="string">
            <text:p>3Delight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covered-table-cell table:style-name="ce7"/>
          <table:table-cell table:style-name="ce15" office:value-type="string">
            <text:p>Turtle</text:p>
          </table:table-cell>
          <table:table-cell table:number-columns-repeated="3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3" table:style-name="ce15" office:value-type="string">
            <text:p>?</text:p>
          </table:table-cell>
          <table:table-cell table:number-columns-repeated="5" table:style-name="ce15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16" table:formula="oooc:=SUM(EXACT([.C33];&quot;YES&quot;);EXACT([.D33];&quot;YES&quot;);EXACT([.E33];&quot;YES&quot;);EXACT([.F33];&quot;YES&quot;);EXACT([.G33];&quot;YES&quot;);EXACT([.H33];&quot;YES&quot;);EXACT([.I33];&quot;YES&quot;);EXACT([.J33];&quot;YES&quot;);EXACT([.K33];&quot;YES&quot;);EXACT([.L33];&quot;YES&quot;);EXACT([.M33];&quot;YES&quot;);EXACT([.N33];&quot;YES&quot;);EXACT([.O33];&quot;YES&quot;);EXACT([.P33];&quot;YES&quot;))/14" office:value-type="percentage" office:value="0">
            <text:p>0%</text:p>
          </table:table-cell>
          <table:table-cell table:style-name="ce16" table:formula="oooc:=SUM(EXACT([.C33];&quot;no&quot;);EXACT([.D33];&quot;no&quot;);EXACT([.E33];&quot;no&quot;);EXACT([.F33];&quot;no&quot;);EXACT([.G33];&quot;no&quot;);EXACT([.H33];&quot;no&quot;);EXACT([.I33];&quot;no&quot;);EXACT([.J33];&quot;no&quot;);EXACT([.K33];&quot;no&quot;);EXACT([.L33];&quot;no&quot;);EXACT([.M33];&quot;no&quot;);EXACT([.N33];&quot;no&quot;);EXACT([.O33];&quot;no&quot;);EXACT([.P33];&quot;no&quot;))/14" office:value-type="percentage" office:value="0.714285714285714">
            <text:p>71%</text:p>
          </table:table-cell>
          <table:table-cell table:style-name="ce16" table:formula="oooc:=SUM(EXACT([.C33];&quot;?&quot;);EXACT([.D33];&quot;?&quot;);EXACT([.E33];&quot;?&quot;);EXACT([.F33];&quot;?&quot;);EXACT([.G33];&quot;?&quot;);EXACT([.H33];&quot;?&quot;);EXACT([.I33];&quot;?&quot;);EXACT([.J33];&quot;?&quot;);EXACT([.K33];&quot;?&quot;);EXACT([.L33];&quot;?&quot;);EXACT([.M33];&quot;?&quot;);EXACT([.N33];&quot;?&quot;);EXACT([.O33];&quot;?&quot;);EXACT([.P33];&quot;?&quot;))/14" office:value-type="percentage" office:value="0.285714285714286">
            <text:p>29%</text:p>
          </table:table-cell>
          <table:table-cell table:style-name="ce15" office:value-type="string">
            <text:p>Turtle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covered-table-cell table:style-name="ce7"/>
          <table:table-cell table:style-name="ce7" office:value-type="string">
            <text:p>Vray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number-columns-repeated="3"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number-columns-repeated="3" table:style-name="ce7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16" table:formula="oooc:=SUM(EXACT([.C34];&quot;YES&quot;);EXACT([.D34];&quot;YES&quot;);EXACT([.E34];&quot;YES&quot;);EXACT([.F34];&quot;YES&quot;);EXACT([.G34];&quot;YES&quot;);EXACT([.H34];&quot;YES&quot;);EXACT([.I34];&quot;YES&quot;);EXACT([.J34];&quot;YES&quot;);EXACT([.K34];&quot;YES&quot;);EXACT([.L34];&quot;YES&quot;);EXACT([.M34];&quot;YES&quot;);EXACT([.N34];&quot;YES&quot;);EXACT([.O34];&quot;YES&quot;);EXACT([.P34];&quot;YES&quot;))/14" office:value-type="percentage" office:value="0.0714285714285714">
            <text:p>7%</text:p>
          </table:table-cell>
          <table:table-cell table:style-name="ce16" table:formula="oooc:=SUM(EXACT([.C34];&quot;no&quot;);EXACT([.D34];&quot;no&quot;);EXACT([.E34];&quot;no&quot;);EXACT([.F34];&quot;no&quot;);EXACT([.G34];&quot;no&quot;);EXACT([.H34];&quot;no&quot;);EXACT([.I34];&quot;no&quot;);EXACT([.J34];&quot;no&quot;);EXACT([.K34];&quot;no&quot;);EXACT([.L34];&quot;no&quot;);EXACT([.M34];&quot;no&quot;);EXACT([.N34];&quot;no&quot;);EXACT([.O34];&quot;no&quot;);EXACT([.P34];&quot;no&quot;))/14" office:value-type="percentage" office:value="0.642857142857143">
            <text:p>64%</text:p>
          </table:table-cell>
          <table:table-cell table:style-name="ce16" table:formula="oooc:=SUM(EXACT([.C34];&quot;?&quot;);EXACT([.D34];&quot;?&quot;);EXACT([.E34];&quot;?&quot;);EXACT([.F34];&quot;?&quot;);EXACT([.G34];&quot;?&quot;);EXACT([.H34];&quot;?&quot;);EXACT([.I34];&quot;?&quot;);EXACT([.J34];&quot;?&quot;);EXACT([.K34];&quot;?&quot;);EXACT([.L34];&quot;?&quot;);EXACT([.M34];&quot;?&quot;);EXACT([.N34];&quot;?&quot;);EXACT([.O34];&quot;?&quot;);EXACT([.P34];&quot;?&quot;))/14" office:value-type="percentage" office:value="0.285714285714286">
            <text:p>29%</text:p>
          </table:table-cell>
          <table:table-cell table:style-name="ce7" office:value-type="string">
            <text:p>Vray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covered-table-cell table:style-name="ce7"/>
          <table:table-cell table:style-name="ce15" office:value-type="string">
            <text:p>Brazil</text:p>
          </table:table-cell>
          <table:table-cell table:number-columns-repeated="3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3" table:style-name="ce15" office:value-type="string">
            <text:p>?</text:p>
          </table:table-cell>
          <table:table-cell table:number-columns-repeated="5" table:style-name="ce15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16" table:formula="oooc:=SUM(EXACT([.C35];&quot;YES&quot;);EXACT([.D35];&quot;YES&quot;);EXACT([.E35];&quot;YES&quot;);EXACT([.F35];&quot;YES&quot;);EXACT([.G35];&quot;YES&quot;);EXACT([.H35];&quot;YES&quot;);EXACT([.I35];&quot;YES&quot;);EXACT([.J35];&quot;YES&quot;);EXACT([.K35];&quot;YES&quot;);EXACT([.L35];&quot;YES&quot;);EXACT([.M35];&quot;YES&quot;);EXACT([.N35];&quot;YES&quot;);EXACT([.O35];&quot;YES&quot;);EXACT([.P35];&quot;YES&quot;))/14" office:value-type="percentage" office:value="0.0714285714285714">
            <text:p>7%</text:p>
          </table:table-cell>
          <table:table-cell table:style-name="ce16" table:formula="oooc:=SUM(EXACT([.C35];&quot;no&quot;);EXACT([.D35];&quot;no&quot;);EXACT([.E35];&quot;no&quot;);EXACT([.F35];&quot;no&quot;);EXACT([.G35];&quot;no&quot;);EXACT([.H35];&quot;no&quot;);EXACT([.I35];&quot;no&quot;);EXACT([.J35];&quot;no&quot;);EXACT([.K35];&quot;no&quot;);EXACT([.L35];&quot;no&quot;);EXACT([.M35];&quot;no&quot;);EXACT([.N35];&quot;no&quot;);EXACT([.O35];&quot;no&quot;);EXACT([.P35];&quot;no&quot;))/14" office:value-type="percentage" office:value="0.642857142857143">
            <text:p>64%</text:p>
          </table:table-cell>
          <table:table-cell table:style-name="ce16" table:formula="oooc:=SUM(EXACT([.C35];&quot;?&quot;);EXACT([.D35];&quot;?&quot;);EXACT([.E35];&quot;?&quot;);EXACT([.F35];&quot;?&quot;);EXACT([.G35];&quot;?&quot;);EXACT([.H35];&quot;?&quot;);EXACT([.I35];&quot;?&quot;);EXACT([.J35];&quot;?&quot;);EXACT([.K35];&quot;?&quot;);EXACT([.L35];&quot;?&quot;);EXACT([.M35];&quot;?&quot;);EXACT([.N35];&quot;?&quot;);EXACT([.O35];&quot;?&quot;);EXACT([.P35];&quot;?&quot;))/14" office:value-type="percentage" office:value="0.285714285714286">
            <text:p>29%</text:p>
          </table:table-cell>
          <table:table-cell table:style-name="ce15" office:value-type="string">
            <text:p>Brazil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covered-table-cell table:style-name="ce7"/>
          <table:table-cell table:style-name="ce7" office:value-type="string">
            <text:p>Maxwell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number-columns-repeated="3" table:style-name="ce7" office:value-type="string">
            <text:p>?</text:p>
          </table:table-cell>
          <table:table-cell table:number-columns-repeated="4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22" office:value-type="string">
            <text:p>no</text:p>
          </table:table-cell>
          <table:table-cell table:style-name="ce16" table:formula="oooc:=SUM(EXACT([.C36];&quot;YES&quot;);EXACT([.D36];&quot;YES&quot;);EXACT([.E36];&quot;YES&quot;);EXACT([.F36];&quot;YES&quot;);EXACT([.G36];&quot;YES&quot;);EXACT([.H36];&quot;YES&quot;);EXACT([.I36];&quot;YES&quot;);EXACT([.J36];&quot;YES&quot;);EXACT([.K36];&quot;YES&quot;);EXACT([.L36];&quot;YES&quot;);EXACT([.M36];&quot;YES&quot;);EXACT([.N36];&quot;YES&quot;);EXACT([.O36];&quot;YES&quot;);EXACT([.P36];&quot;YES&quot;))/14" office:value-type="percentage" office:value="0">
            <text:p>0%</text:p>
          </table:table-cell>
          <table:table-cell table:style-name="ce16" table:formula="oooc:=SUM(EXACT([.C36];&quot;no&quot;);EXACT([.D36];&quot;no&quot;);EXACT([.E36];&quot;no&quot;);EXACT([.F36];&quot;no&quot;);EXACT([.G36];&quot;no&quot;);EXACT([.H36];&quot;no&quot;);EXACT([.I36];&quot;no&quot;);EXACT([.J36];&quot;no&quot;);EXACT([.K36];&quot;no&quot;);EXACT([.L36];&quot;no&quot;);EXACT([.M36];&quot;no&quot;);EXACT([.N36];&quot;no&quot;);EXACT([.O36];&quot;no&quot;);EXACT([.P36];&quot;no&quot;))/14" office:value-type="percentage" office:value="0.642857142857143">
            <text:p>64%</text:p>
          </table:table-cell>
          <table:table-cell table:style-name="ce16" table:formula="oooc:=SUM(EXACT([.C36];&quot;?&quot;);EXACT([.D36];&quot;?&quot;);EXACT([.E36];&quot;?&quot;);EXACT([.F36];&quot;?&quot;);EXACT([.G36];&quot;?&quot;);EXACT([.H36];&quot;?&quot;);EXACT([.I36];&quot;?&quot;);EXACT([.J36];&quot;?&quot;);EXACT([.K36];&quot;?&quot;);EXACT([.L36];&quot;?&quot;);EXACT([.M36];&quot;?&quot;);EXACT([.N36];&quot;?&quot;);EXACT([.O36];&quot;?&quot;);EXACT([.P36];&quot;?&quot;))/14" office:value-type="percentage" office:value="0.357142857142857">
            <text:p>36%</text:p>
          </table:table-cell>
          <table:table-cell table:style-name="ce7" office:value-type="string">
            <text:p>Maxwell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table-cell table:style-name="ce6" office:value-type="string" table:number-columns-spanned="1" table:number-rows-spanned="3">
            <text:p>Plugins</text:p>
          </table:table-cell>
          <table:table-cell table:style-name="ce15" office:value-type="string">
            <text:p>Shav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6"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no</text:p>
          </table:table-cell>
          <table:table-cell table:style-name="ce16" table:formula="oooc:=SUM(EXACT([.C37];&quot;YES&quot;);EXACT([.D37];&quot;YES&quot;);EXACT([.E37];&quot;YES&quot;);EXACT([.F37];&quot;YES&quot;);EXACT([.G37];&quot;YES&quot;);EXACT([.H37];&quot;YES&quot;);EXACT([.I37];&quot;YES&quot;);EXACT([.J37];&quot;YES&quot;);EXACT([.K37];&quot;YES&quot;);EXACT([.L37];&quot;YES&quot;);EXACT([.M37];&quot;YES&quot;);EXACT([.N37];&quot;YES&quot;);EXACT([.O37];&quot;YES&quot;);EXACT([.P37];&quot;YES&quot;))/14" office:value-type="percentage" office:value="0.142857142857143">
            <text:p>14%</text:p>
          </table:table-cell>
          <table:table-cell table:style-name="ce16" table:formula="oooc:=SUM(EXACT([.C37];&quot;no&quot;);EXACT([.D37];&quot;no&quot;);EXACT([.E37];&quot;no&quot;);EXACT([.F37];&quot;no&quot;);EXACT([.G37];&quot;no&quot;);EXACT([.H37];&quot;no&quot;);EXACT([.I37];&quot;no&quot;);EXACT([.J37];&quot;no&quot;);EXACT([.K37];&quot;no&quot;);EXACT([.L37];&quot;no&quot;);EXACT([.M37];&quot;no&quot;);EXACT([.N37];&quot;no&quot;);EXACT([.O37];&quot;no&quot;);EXACT([.P37];&quot;no&quot;))/14" office:value-type="percentage" office:value="0.214285714285714">
            <text:p>21%</text:p>
          </table:table-cell>
          <table:table-cell table:style-name="ce16" table:formula="oooc:=SUM(EXACT([.C37];&quot;?&quot;);EXACT([.D37];&quot;?&quot;);EXACT([.E37];&quot;?&quot;);EXACT([.F37];&quot;?&quot;);EXACT([.G37];&quot;?&quot;);EXACT([.H37];&quot;?&quot;);EXACT([.I37];&quot;?&quot;);EXACT([.J37];&quot;?&quot;);EXACT([.K37];&quot;?&quot;);EXACT([.L37];&quot;?&quot;);EXACT([.M37];&quot;?&quot;);EXACT([.N37];&quot;?&quot;);EXACT([.O37];&quot;?&quot;);EXACT([.P37];&quot;?&quot;))/14" office:value-type="percentage" office:value="0.642857142857143">
            <text:p>64%</text:p>
          </table:table-cell>
          <table:table-cell table:style-name="ce15" office:value-type="string">
            <text:p>Shave</text:p>
          </table:table-cell>
          <table:table-cell table:style-name="ce6" office:value-type="string" table:number-columns-spanned="1" table:number-rows-spanned="3">
            <text:p>Plugins</text:p>
          </table:table-cell>
          <table:table-cell table:style-name="ce8" table:number-columns-repeated="17"/>
        </table:table-row>
        <table:table-row table:style-name="ro2">
          <table:covered-table-cell/>
          <table:table-cell table:style-name="ce7" office:value-type="string">
            <text:p>Syflex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6"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22" office:value-type="string">
            <text:p>no</text:p>
          </table:table-cell>
          <table:table-cell table:style-name="ce16" table:formula="oooc:=SUM(EXACT([.C38];&quot;YES&quot;);EXACT([.D38];&quot;YES&quot;);EXACT([.E38];&quot;YES&quot;);EXACT([.F38];&quot;YES&quot;);EXACT([.G38];&quot;YES&quot;);EXACT([.H38];&quot;YES&quot;);EXACT([.I38];&quot;YES&quot;);EXACT([.J38];&quot;YES&quot;);EXACT([.K38];&quot;YES&quot;);EXACT([.L38];&quot;YES&quot;);EXACT([.M38];&quot;YES&quot;);EXACT([.N38];&quot;YES&quot;);EXACT([.O38];&quot;YES&quot;);EXACT([.P38];&quot;YES&quot;))/14" office:value-type="percentage" office:value="0.142857142857143">
            <text:p>14%</text:p>
          </table:table-cell>
          <table:table-cell table:style-name="ce16" table:formula="oooc:=SUM(EXACT([.C38];&quot;no&quot;);EXACT([.D38];&quot;no&quot;);EXACT([.E38];&quot;no&quot;);EXACT([.F38];&quot;no&quot;);EXACT([.G38];&quot;no&quot;);EXACT([.H38];&quot;no&quot;);EXACT([.I38];&quot;no&quot;);EXACT([.J38];&quot;no&quot;);EXACT([.K38];&quot;no&quot;);EXACT([.L38];&quot;no&quot;);EXACT([.M38];&quot;no&quot;);EXACT([.N38];&quot;no&quot;);EXACT([.O38];&quot;no&quot;);EXACT([.P38];&quot;no&quot;))/14" office:value-type="percentage" office:value="0.214285714285714">
            <text:p>21%</text:p>
          </table:table-cell>
          <table:table-cell table:style-name="ce16" table:formula="oooc:=SUM(EXACT([.C38];&quot;?&quot;);EXACT([.D38];&quot;?&quot;);EXACT([.E38];&quot;?&quot;);EXACT([.F38];&quot;?&quot;);EXACT([.G38];&quot;?&quot;);EXACT([.H38];&quot;?&quot;);EXACT([.I38];&quot;?&quot;);EXACT([.J38];&quot;?&quot;);EXACT([.K38];&quot;?&quot;);EXACT([.L38];&quot;?&quot;);EXACT([.M38];&quot;?&quot;);EXACT([.N38];&quot;?&quot;);EXACT([.O38];&quot;?&quot;);EXACT([.P38];&quot;?&quot;))/14" office:value-type="percentage" office:value="0.642857142857143">
            <text:p>64%</text:p>
          </table:table-cell>
          <table:table-cell table:style-name="ce7" office:value-type="string">
            <text:p>Syflex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covered-table-cell/>
          <table:table-cell table:style-name="ce15" office:value-type="string">
            <text:p>Fume</text:p>
          </table:table-cell>
          <table:table-cell table:number-columns-repeated="3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3"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2" table:style-name="ce15" office:value-type="string">
            <text:p>?</text:p>
          </table:table-cell>
          <table:table-cell table:number-columns-repeated="2" table:style-name="ce15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16" table:formula="oooc:=SUM(EXACT([.C39];&quot;YES&quot;);EXACT([.D39];&quot;YES&quot;);EXACT([.E39];&quot;YES&quot;);EXACT([.F39];&quot;YES&quot;);EXACT([.G39];&quot;YES&quot;);EXACT([.H39];&quot;YES&quot;);EXACT([.I39];&quot;YES&quot;);EXACT([.J39];&quot;YES&quot;);EXACT([.K39];&quot;YES&quot;);EXACT([.L39];&quot;YES&quot;);EXACT([.M39];&quot;YES&quot;);EXACT([.N39];&quot;YES&quot;);EXACT([.O39];&quot;YES&quot;);EXACT([.P39];&quot;YES&quot;))/14" office:value-type="percentage" office:value="0.0714285714285714">
            <text:p>7%</text:p>
          </table:table-cell>
          <table:table-cell table:style-name="ce16" table:formula="oooc:=SUM(EXACT([.C39];&quot;no&quot;);EXACT([.D39];&quot;no&quot;);EXACT([.E39];&quot;no&quot;);EXACT([.F39];&quot;no&quot;);EXACT([.G39];&quot;no&quot;);EXACT([.H39];&quot;no&quot;);EXACT([.I39];&quot;no&quot;);EXACT([.J39];&quot;no&quot;);EXACT([.K39];&quot;no&quot;);EXACT([.L39];&quot;no&quot;);EXACT([.M39];&quot;no&quot;);EXACT([.N39];&quot;no&quot;);EXACT([.O39];&quot;no&quot;);EXACT([.P39];&quot;no&quot;))/14" office:value-type="percentage" office:value="0.5">
            <text:p>50%</text:p>
          </table:table-cell>
          <table:table-cell table:style-name="ce16" table:formula="oooc:=SUM(EXACT([.C39];&quot;?&quot;);EXACT([.D39];&quot;?&quot;);EXACT([.E39];&quot;?&quot;);EXACT([.F39];&quot;?&quot;);EXACT([.G39];&quot;?&quot;);EXACT([.H39];&quot;?&quot;);EXACT([.I39];&quot;?&quot;);EXACT([.J39];&quot;?&quot;);EXACT([.K39];&quot;?&quot;);EXACT([.L39];&quot;?&quot;);EXACT([.M39];&quot;?&quot;);EXACT([.N39];&quot;?&quot;);EXACT([.O39];&quot;?&quot;);EXACT([.P39];&quot;?&quot;))/14" office:value-type="percentage" office:value="0.428571428571429">
            <text:p>43%</text:p>
          </table:table-cell>
          <table:table-cell table:style-name="ce15" office:value-type="string">
            <text:p>Fume</text:p>
          </table:table-cell>
          <table:covered-table-cell table:style-name="ce7"/>
          <table:table-cell table:style-name="ce8" table:number-columns-repeated="17"/>
        </table:table-row>
        <table:table-row table:style-name="ro2">
          <table:table-cell table:style-name="ce8" table:number-columns-repeated="16"/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0" office:value-type="string">
            <text:p>?</text:p>
          </table:table-cell>
          <table:table-cell table:style-name="ce8" table:number-columns-repeated="19"/>
        </table:table-row>
        <table:table-row table:style-name="ro2" table:number-rows-repeated="2">
          <table:table-cell table:style-name="ce8" table:number-columns-repeated="38"/>
        </table:table-row>
        <table:table-row table:style-name="ro2">
          <table:table-cell/>
          <table:table-cell table:style-name="ce5" table:formula="oooc:=[$Sheet1.$T$6]" office:value-type="string" office:string-value="MultiSite">
            <text:p>MultiSite</text:p>
          </table:table-cell>
          <table:table-cell table:style-name="ce14" table:formula="oooc:=[$Sheet1.$T$7]" office:value-type="string" office:string-value="MultiFileMgr">
            <text:p>MultiFileMgr</text:p>
          </table:table-cell>
          <table:table-cell table:style-name="ce5" table:formula="oooc:=[$Sheet1.$T$8]" office:value-type="string" office:string-value="NodeLocality">
            <text:p>NodeLocality</text:p>
          </table:table-cell>
          <table:table-cell table:style-name="ce14" table:formula="oooc:=[$Sheet1.$T$9]" office:value-type="string" office:string-value="WinJobMgr">
            <text:p>WinJobMgr</text:p>
          </table:table-cell>
          <table:table-cell table:number-columns-repeated="2"/>
          <table:table-cell table:style-name="ce7" table:formula="oooc:=[$Sheet1.$T$10]" office:value-type="string" office:string-value="Maya">
            <text:p>Maya</text:p>
          </table:table-cell>
          <table:table-cell table:style-name="ce15" table:formula="oooc:=[$Sheet1.$T$11]" office:value-type="string" office:string-value="MotionBuilder">
            <text:p>MotionBuilder</text:p>
          </table:table-cell>
          <table:table-cell table:style-name="ce7" table:formula="oooc:=[$Sheet1.$T$12]" office:value-type="string" office:string-value="3dsmax">
            <text:p>3dsmax</text:p>
          </table:table-cell>
          <table:table-cell table:style-name="ce15" table:formula="oooc:=[$Sheet1.$T$13]" office:value-type="string" office:string-value="XSI">
            <text:p>XSI</text:p>
          </table:table-cell>
          <table:table-cell table:style-name="ce7" table:formula="oooc:=[$Sheet1.$T$14]" office:value-type="string" office:string-value="Houdini">
            <text:p>Houdini</text:p>
          </table:table-cell>
          <table:table-cell table:style-name="ce15" table:formula="oooc:=[$Sheet1.$T$15]" office:value-type="string" office:string-value="RealFlow">
            <text:p>RealFlow</text:p>
          </table:table-cell>
          <table:table-cell table:style-name="ce7" table:formula="oooc:=[$Sheet1.$T$16]" office:value-type="string" office:string-value="Massive">
            <text:p>Massive</text:p>
          </table:table-cell>
          <table:table-cell table:number-columns-repeated="22"/>
          <table:table-cell table:style-name="ce8" table:number-columns-repeated="2"/>
        </table:table-row>
        <table:table-row table:style-name="ro2"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6]" office:value-type="percentage" office:value="0.214285714285714">
            <text:p>21%</text:p>
          </table:table-cell>
          <table:table-cell table:style-name="ce16" table:formula="oooc:=[$Sheet1.$Q$7]" office:value-type="percentage" office:value="0.571428571428571">
            <text:p>57%</text:p>
          </table:table-cell>
          <table:table-cell table:style-name="ce16" table:formula="oooc:=[$Sheet1.$Q$8]" office:value-type="percentage" office:value="0.571428571428571">
            <text:p>57%</text:p>
          </table:table-cell>
          <table:table-cell table:style-name="ce16" table:formula="oooc:=[$Sheet1.$Q$9]" office:value-type="percentage" office:value="0.785714285714286">
            <text:p>79%</text:p>
          </table:table-cell>
          <table:table-cell/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10]" office:value-type="percentage" office:value="0.928571428571429">
            <text:p>93%</text:p>
          </table:table-cell>
          <table:table-cell table:style-name="ce16" table:formula="oooc:=[$Sheet1.$Q$11]" office:value-type="percentage" office:value="0.214285714285714">
            <text:p>21%</text:p>
          </table:table-cell>
          <table:table-cell table:style-name="ce16" table:formula="oooc:=[$Sheet1.$Q$12]" office:value-type="percentage" office:value="0.142857142857143">
            <text:p>14%</text:p>
          </table:table-cell>
          <table:table-cell table:style-name="ce16" table:formula="oooc:=[$Sheet1.$Q$13]" office:value-type="percentage" office:value="0.142857142857143">
            <text:p>14%</text:p>
          </table:table-cell>
          <table:table-cell table:style-name="ce16" table:formula="oooc:=[$Sheet1.$Q$14]" office:value-type="percentage" office:value="0.214285714285714">
            <text:p>21%</text:p>
          </table:table-cell>
          <table:table-cell table:style-name="ce16" table:formula="oooc:=[$Sheet1.$Q$15]" office:value-type="percentage" office:value="0">
            <text:p>0%</text:p>
          </table:table-cell>
          <table:table-cell table:style-name="ce16" table:formula="oooc:=[$Sheet1.$Q$16]" office:value-type="percentage" office:value="0.142857142857143">
            <text:p>14%</text:p>
          </table:table-cell>
          <table:table-cell table:number-columns-repeated="22"/>
          <table:table-cell table:style-name="ce8" table:number-columns-repeated="2"/>
        </table:table-row>
        <table:table-row table:style-name="ro2"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6]" office:value-type="percentage" office:value="0.785714285714286">
            <text:p>79%</text:p>
          </table:table-cell>
          <table:table-cell table:style-name="ce16" table:formula="oooc:=[$Sheet1.$R$7]" office:value-type="percentage" office:value="0.428571428571429">
            <text:p>43%</text:p>
          </table:table-cell>
          <table:table-cell table:style-name="ce16" table:formula="oooc:=[$Sheet1.$R$8]" office:value-type="percentage" office:value="0.285714285714286">
            <text:p>29%</text:p>
          </table:table-cell>
          <table:table-cell table:style-name="ce16" table:formula="oooc:=[$Sheet1.$R$9]" office:value-type="percentage" office:value="0.214285714285714">
            <text:p>21%</text:p>
          </table:table-cell>
          <table:table-cell/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10]" office:value-type="percentage" office:value="0.0714285714285714">
            <text:p>7%</text:p>
          </table:table-cell>
          <table:table-cell table:style-name="ce16" table:formula="oooc:=[$Sheet1.$R$11]" office:value-type="percentage" office:value="0.428571428571429">
            <text:p>43%</text:p>
          </table:table-cell>
          <table:table-cell table:style-name="ce16" table:formula="oooc:=[$Sheet1.$R$12]" office:value-type="percentage" office:value="0.642857142857143">
            <text:p>64%</text:p>
          </table:table-cell>
          <table:table-cell table:style-name="ce16" table:formula="oooc:=[$Sheet1.$R$13]" office:value-type="percentage" office:value="0.5">
            <text:p>50%</text:p>
          </table:table-cell>
          <table:table-cell table:style-name="ce16" table:formula="oooc:=[$Sheet1.$R$14]" office:value-type="percentage" office:value="0.5">
            <text:p>50%</text:p>
          </table:table-cell>
          <table:table-cell table:style-name="ce16" table:formula="oooc:=[$Sheet1.$R$15]" office:value-type="percentage" office:value="0.5">
            <text:p>50%</text:p>
          </table:table-cell>
          <table:table-cell table:style-name="ce16" table:formula="oooc:=[$Sheet1.$R$16]" office:value-type="percentage" office:value="0.5">
            <text:p>50%</text:p>
          </table:table-cell>
          <table:table-cell table:number-columns-repeated="22"/>
          <table:table-cell table:style-name="ce8" table:number-columns-repeated="2"/>
        </table:table-row>
        <table:table-row table:style-name="ro2"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6]" office:value-type="percentage" office:value="0">
            <text:p>0%</text:p>
          </table:table-cell>
          <table:table-cell table:style-name="ce16" table:formula="oooc:=[$Sheet1.$S$7]" office:value-type="percentage" office:value="0">
            <text:p>0%</text:p>
          </table:table-cell>
          <table:table-cell table:style-name="ce16" table:formula="oooc:=[$Sheet1.$S$8]" office:value-type="percentage" office:value="0.0714285714285714">
            <text:p>7%</text:p>
          </table:table-cell>
          <table:table-cell table:style-name="ce16" table:formula="oooc:=[$Sheet1.$S$9]" office:value-type="percentage" office:value="0">
            <text:p>0%</text:p>
          </table:table-cell>
          <table:table-cell/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10]" office:value-type="percentage" office:value="0">
            <text:p>0%</text:p>
          </table:table-cell>
          <table:table-cell table:style-name="ce16" table:formula="oooc:=[$Sheet1.$S$11]" office:value-type="percentage" office:value="0.357142857142857">
            <text:p>36%</text:p>
          </table:table-cell>
          <table:table-cell table:style-name="ce16" table:formula="oooc:=[$Sheet1.$S$12]" office:value-type="percentage" office:value="0.214285714285714">
            <text:p>21%</text:p>
          </table:table-cell>
          <table:table-cell table:style-name="ce16" table:formula="oooc:=[$Sheet1.$S$13]" office:value-type="percentage" office:value="0.357142857142857">
            <text:p>36%</text:p>
          </table:table-cell>
          <table:table-cell table:style-name="ce16" table:formula="oooc:=[$Sheet1.$S$14]" office:value-type="percentage" office:value="0.285714285714286">
            <text:p>29%</text:p>
          </table:table-cell>
          <table:table-cell table:style-name="ce16" table:formula="oooc:=[$Sheet1.$S$15]" office:value-type="percentage" office:value="0.5">
            <text:p>50%</text:p>
          </table:table-cell>
          <table:table-cell table:style-name="ce16" table:formula="oooc:=[$Sheet1.$S$16]" office:value-type="percentage" office:value="0.357142857142857">
            <text:p>36%</text:p>
          </table:table-cell>
          <table:table-cell table:number-columns-repeated="22"/>
          <table:table-cell table:style-name="ce8" table:number-columns-repeated="2"/>
        </table:table-row>
        <table:table-row table:style-name="ro2">
          <table:table-cell table:number-columns-repeated="36"/>
          <table:table-cell table:style-name="ce8" table:number-columns-repeated="2"/>
        </table:table-row>
        <table:table-row table:style-name="ro2">
          <table:table-cell table:style-name="ce8">
            <draw:frame table:end-cell-address="Sheet1.E64" table:end-x="0.9575in" table:end-y="0.0772in" draw:z-index="4" svg:width="5.3406in" svg:height="2.8106in" svg:x="0in" svg:y="0.0004in">
              <draw:object draw:notify-on-update-of-ranges="Sheet1.A43:Sheet1.E4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8" table:number-columns-repeated="4"/>
          <table:table-cell table:style-name="ce8">
            <draw:frame table:end-cell-address="Sheet1.N64" table:end-x="0.9831in" table:end-y="0.0909in" draw:z-index="3" svg:width="7.961in" svg:height="2.8106in" svg:x="0.9917in" svg:y="0.0142in">
              <draw:object draw:notify-on-update-of-ranges="Sheet1.G43:Sheet1.N4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8" table:number-columns-repeated="32"/>
        </table:table-row>
        <table:table-row table:style-name="ro2" table:number-rows-repeated="8">
          <table:table-cell table:style-name="ce8" table:number-columns-repeated="38"/>
        </table:table-row>
        <table:table-row table:style-name="ro2" table:number-rows-repeated="10">
          <table:table-cell table:number-columns-repeated="38"/>
        </table:table-row>
        <table:table-row table:style-name="ro2">
          <table:table-cell/>
          <table:table-cell table:style-name="ce14" table:formula="oooc:=[$Sheet1.$T$17]" office:value-type="string" office:string-value="Z-Brush">
            <text:p>Z-Brush</text:p>
          </table:table-cell>
          <table:table-cell table:style-name="ce5" table:formula="oooc:=[$Sheet1.$T$18]" office:value-type="string" office:string-value="Mudbox">
            <text:p>Mudbox</text:p>
          </table:table-cell>
          <table:table-cell table:number-columns-repeated="2"/>
          <table:table-cell table:style-name="ce15" table:formula="oooc:=[$Sheet1.$T$19]" office:value-type="string" office:string-value="Shake">
            <text:p>Shake</text:p>
          </table:table-cell>
          <table:table-cell table:style-name="ce7" table:formula="oooc:=[$Sheet1.$T$20]" office:value-type="string" office:string-value="Fusion">
            <text:p>Fusion</text:p>
          </table:table-cell>
          <table:table-cell table:style-name="ce15" table:formula="oooc:=[$Sheet1.$T$21]" office:value-type="string" office:string-value="Nuke">
            <text:p>Nuke</text:p>
          </table:table-cell>
          <table:table-cell table:style-name="ce7" table:formula="oooc:=[$Sheet1.$T$22]" office:value-type="string" office:string-value="AfterEffects">
            <text:p>AfterEffects</text:p>
          </table:table-cell>
          <table:table-cell table:style-name="ce15" table:formula="oooc:=[$Sheet1.$T$23]" office:value-type="string" office:string-value="FinalCutPro">
            <text:p>FinalCutPro</text:p>
          </table:table-cell>
          <table:table-cell table:number-columns-repeated="2"/>
          <table:table-cell table:style-name="ce5" table:formula="oooc:=[$Sheet1.$T$24]" office:value-type="string" office:string-value="LiquidMaya">
            <text:p>LiquidMaya</text:p>
          </table:table-cell>
          <table:table-cell table:style-name="ce14" table:formula="oooc:=[$Sheet1.$T$25]" office:value-type="string" office:string-value="MayaMan">
            <text:p>MayaMan</text:p>
          </table:table-cell>
          <table:table-cell table:style-name="ce5" table:formula="oooc:=[$Sheet1.$T$26]" office:value-type="string" office:string-value="MtoR">
            <text:p>MtoR</text:p>
          </table:table-cell>
          <table:table-cell table:style-name="ce14" table:formula="oooc:=[$Sheet1.$T$27]" office:value-type="string" office:string-value="DL4M">
            <text:p>DL4M</text:p>
          </table:table-cell>
          <table:table-cell table:number-columns-repeated="22"/>
        </table:table-row>
        <table:table-row table:style-name="ro2"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17]" office:value-type="percentage" office:value="0.285714285714286">
            <text:p>29%</text:p>
          </table:table-cell>
          <table:table-cell table:style-name="ce16" table:formula="oooc:=[$Sheet1.$Q$18]" office:value-type="percentage" office:value="0.142857142857143">
            <text:p>14%</text:p>
          </table:table-cell>
          <table:table-cell/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19]" office:value-type="percentage" office:value="0.142857142857143">
            <text:p>14%</text:p>
          </table:table-cell>
          <table:table-cell table:style-name="ce16" table:formula="oooc:=[$Sheet1.$Q$20]" office:value-type="percentage" office:value="0.214285714285714">
            <text:p>21%</text:p>
          </table:table-cell>
          <table:table-cell table:style-name="ce16" table:formula="oooc:=[$Sheet1.$Q$21]" office:value-type="percentage" office:value="0.214285714285714">
            <text:p>21%</text:p>
          </table:table-cell>
          <table:table-cell table:style-name="ce16" table:formula="oooc:=[$Sheet1.$Q$22]" office:value-type="percentage" office:value="0.5">
            <text:p>50%</text:p>
          </table:table-cell>
          <table:table-cell table:style-name="ce16" table:formula="oooc:=[$Sheet1.$Q$23]" office:value-type="percentage" office:value="0.0714285714285714">
            <text:p>7%</text:p>
          </table:table-cell>
          <table:table-cell/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24]" office:value-type="percentage" office:value="0.0714285714285714">
            <text:p>7%</text:p>
          </table:table-cell>
          <table:table-cell table:style-name="ce16" table:formula="oooc:=[$Sheet1.$Q$25]" office:value-type="percentage" office:value="0.0714285714285714">
            <text:p>7%</text:p>
          </table:table-cell>
          <table:table-cell table:style-name="ce16" table:formula="oooc:=[$Sheet1.$Q$26]" office:value-type="percentage" office:value="0">
            <text:p>0%</text:p>
          </table:table-cell>
          <table:table-cell table:style-name="ce16" table:formula="oooc:=[$Sheet1.$Q$27]" office:value-type="percentage" office:value="0.0714285714285714">
            <text:p>7%</text:p>
          </table:table-cell>
          <table:table-cell table:number-columns-repeated="22"/>
        </table:table-row>
        <table:table-row table:style-name="ro2"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17]" office:value-type="percentage" office:value="0.0714285714285714">
            <text:p>7%</text:p>
          </table:table-cell>
          <table:table-cell table:style-name="ce16" table:formula="oooc:=[$Sheet1.$R$18]" office:value-type="percentage" office:value="0.0714285714285714">
            <text:p>7%</text:p>
          </table:table-cell>
          <table:table-cell/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19]" office:value-type="percentage" office:value="0.5">
            <text:p>50%</text:p>
          </table:table-cell>
          <table:table-cell table:style-name="ce16" table:formula="oooc:=[$Sheet1.$R$20]" office:value-type="percentage" office:value="0.142857142857143">
            <text:p>14%</text:p>
          </table:table-cell>
          <table:table-cell table:style-name="ce16" table:formula="oooc:=[$Sheet1.$R$21]" office:value-type="percentage" office:value="0.428571428571429">
            <text:p>43%</text:p>
          </table:table-cell>
          <table:table-cell table:style-name="ce16" table:formula="oooc:=[$Sheet1.$R$22]" office:value-type="percentage" office:value="0.142857142857143">
            <text:p>14%</text:p>
          </table:table-cell>
          <table:table-cell table:style-name="ce16" table:formula="oooc:=[$Sheet1.$R$23]" office:value-type="percentage" office:value="0">
            <text:p>0%</text:p>
          </table:table-cell>
          <table:table-cell/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24]" office:value-type="percentage" office:value="0.714285714285714">
            <text:p>71%</text:p>
          </table:table-cell>
          <table:table-cell table:style-name="ce16" table:formula="oooc:=[$Sheet1.$R$25]" office:value-type="percentage" office:value="0.714285714285714">
            <text:p>71%</text:p>
          </table:table-cell>
          <table:table-cell table:style-name="ce16" table:formula="oooc:=[$Sheet1.$R$26]" office:value-type="percentage" office:value="0.785714285714286">
            <text:p>79%</text:p>
          </table:table-cell>
          <table:table-cell table:style-name="ce16" table:formula="oooc:=[$Sheet1.$R$27]" office:value-type="percentage" office:value="0.714285714285714">
            <text:p>71%</text:p>
          </table:table-cell>
          <table:table-cell table:number-columns-repeated="22"/>
        </table:table-row>
        <table:table-row table:style-name="ro2"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17]" office:value-type="percentage" office:value="0.642857142857143">
            <text:p>64%</text:p>
          </table:table-cell>
          <table:table-cell table:style-name="ce16" table:formula="oooc:=[$Sheet1.$S$18]" office:value-type="percentage" office:value="0.785714285714286">
            <text:p>79%</text:p>
          </table:table-cell>
          <table:table-cell/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19]" office:value-type="percentage" office:value="0.357142857142857">
            <text:p>36%</text:p>
          </table:table-cell>
          <table:table-cell table:style-name="ce16" table:formula="oooc:=[$Sheet1.$S$20]" office:value-type="percentage" office:value="0.642857142857143">
            <text:p>64%</text:p>
          </table:table-cell>
          <table:table-cell table:style-name="ce16" table:formula="oooc:=[$Sheet1.$S$21]" office:value-type="percentage" office:value="0.357142857142857">
            <text:p>36%</text:p>
          </table:table-cell>
          <table:table-cell table:style-name="ce16" table:formula="oooc:=[$Sheet1.$S$22]" office:value-type="percentage" office:value="0.357142857142857">
            <text:p>36%</text:p>
          </table:table-cell>
          <table:table-cell table:style-name="ce16" table:formula="oooc:=[$Sheet1.$S$23]" office:value-type="percentage" office:value="0.928571428571429">
            <text:p>93%</text:p>
          </table:table-cell>
          <table:table-cell/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24]" office:value-type="percentage" office:value="0.214285714285714">
            <text:p>21%</text:p>
          </table:table-cell>
          <table:table-cell table:style-name="ce16" table:formula="oooc:=[$Sheet1.$S$25]" office:value-type="percentage" office:value="0.214285714285714">
            <text:p>21%</text:p>
          </table:table-cell>
          <table:table-cell table:style-name="ce16" table:formula="oooc:=[$Sheet1.$S$26]" office:value-type="percentage" office:value="0.214285714285714">
            <text:p>21%</text:p>
          </table:table-cell>
          <table:table-cell table:style-name="ce16" table:formula="oooc:=[$Sheet1.$S$27]" office:value-type="percentage" office:value="0.214285714285714">
            <text:p>21%</text:p>
          </table:table-cell>
          <table:table-cell table:number-columns-repeated="22"/>
        </table:table-row>
        <table:table-row table:style-name="ro2">
          <table:table-cell table:number-columns-repeated="38"/>
        </table:table-row>
        <table:table-row table:style-name="ro2">
          <table:table-cell>
            <draw:frame table:end-cell-address="Sheet1.C88" table:end-x="0.987in" table:end-y="0.1622in" draw:z-index="2" svg:width="3.3776in" svg:height="2.811in" svg:x="0in" svg:y="0.085in">
              <draw:object draw:notify-on-update-of-ranges="Sheet1.A67:Sheet1.C7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J88" table:end-x="0.9657in" table:end-y="0.161in" draw:z-index="1" svg:width="5.9657in" svg:height="2.811in" svg:x="0.9772in" svg:y="0.0839in">
              <draw:object draw:notify-on-update-of-ranges="Sheet1.E67:Sheet1.J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P88" table:end-x="1.1949in" table:end-y="0.1634in" draw:z-index="0" svg:width="5.176in" svg:height="2.811in" svg:x="0.0035in" svg:y="0.0862in">
              <draw:object draw:notify-on-update-of-ranges="Sheet1.L67:Sheet1.P7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6"/>
        </table:table-row>
        <table:table-row table:style-name="ro2" table:number-rows-repeated="18">
          <table:table-cell table:number-columns-repeated="38"/>
        </table:table-row>
        <table:table-row table:style-name="ro2">
          <table:table-cell/>
          <table:table-cell table:style-name="ce7" table:formula="oooc:=[$Sheet1.$T$28]" office:value-type="string" office:string-value="MentalRay">
            <text:p>MentalRay</text:p>
          </table:table-cell>
          <table:table-cell table:style-name="ce15" table:formula="oooc:=[$Sheet1.$T$29]" office:value-type="string" office:string-value="Mantra">
            <text:p>Mantra</text:p>
          </table:table-cell>
          <table:table-cell table:style-name="ce7" table:formula="oooc:=[$Sheet1.$T$30]" office:value-type="string" office:string-value="PRMan">
            <text:p>PRMan</text:p>
          </table:table-cell>
          <table:table-cell table:style-name="ce15" table:formula="oooc:=[$Sheet1.$T$31]" office:value-type="string" office:string-value="AIR">
            <text:p>AIR</text:p>
          </table:table-cell>
          <table:table-cell table:style-name="ce7" table:formula="oooc:=[$Sheet1.$T$32]" office:value-type="string" office:string-value="3Delight">
            <text:p>3Delight</text:p>
          </table:table-cell>
          <table:table-cell table:style-name="ce15" table:formula="oooc:=[$Sheet1.$T$33]" office:value-type="string" office:string-value="Turtle">
            <text:p>Turtle</text:p>
          </table:table-cell>
          <table:table-cell table:style-name="ce7" table:formula="oooc:=[$Sheet1.$T$34]" office:value-type="string" office:string-value="Vray">
            <text:p>Vray</text:p>
          </table:table-cell>
          <table:table-cell table:style-name="ce15" table:formula="oooc:=[$Sheet1.$T$35]" office:value-type="string" office:string-value="Brazil">
            <text:p>Brazil</text:p>
          </table:table-cell>
          <table:table-cell table:style-name="ce7" table:formula="oooc:=[$Sheet1.$T$36]" office:value-type="string" office:string-value="Maxwell">
            <text:p>Maxwell</text:p>
          </table:table-cell>
          <table:table-cell table:number-columns-repeated="2"/>
          <table:table-cell table:style-name="ce15" table:formula="oooc:=[$Sheet1.$T$37]" office:value-type="string" office:string-value="Shave">
            <text:p>Shave</text:p>
          </table:table-cell>
          <table:table-cell table:style-name="ce7" table:formula="oooc:=[$Sheet1.$T$38]" office:value-type="string" office:string-value="Syflex">
            <text:p>Syflex</text:p>
          </table:table-cell>
          <table:table-cell table:style-name="ce15" table:formula="oooc:=[$Sheet1.$T$39]" office:value-type="string" office:string-value="Fume">
            <text:p>Fume</text:p>
          </table:table-cell>
          <table:table-cell table:number-columns-repeated="23"/>
        </table:table-row>
        <table:table-row table:style-name="ro2"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28]" office:value-type="percentage" office:value="0.714285714285714">
            <text:p>71%</text:p>
          </table:table-cell>
          <table:table-cell table:style-name="ce16" table:formula="oooc:=[$Sheet1.$Q$29]" office:value-type="percentage" office:value="0.142857142857143">
            <text:p>14%</text:p>
          </table:table-cell>
          <table:table-cell table:style-name="ce16" table:formula="oooc:=[$Sheet1.$Q$30]" office:value-type="percentage" office:value="0.142857142857143">
            <text:p>14%</text:p>
          </table:table-cell>
          <table:table-cell table:style-name="ce16" table:formula="oooc:=[$Sheet1.$Q$31]" office:value-type="percentage" office:value="0.0714285714285714">
            <text:p>7%</text:p>
          </table:table-cell>
          <table:table-cell table:style-name="ce16" table:formula="oooc:=[$Sheet1.$Q$32]" office:value-type="percentage" office:value="0.0714285714285714">
            <text:p>7%</text:p>
          </table:table-cell>
          <table:table-cell table:style-name="ce16" table:formula="oooc:=[$Sheet1.$Q$33]" office:value-type="percentage" office:value="0">
            <text:p>0%</text:p>
          </table:table-cell>
          <table:table-cell table:style-name="ce16" table:formula="oooc:=[$Sheet1.$Q$34]" office:value-type="percentage" office:value="0.0714285714285714">
            <text:p>7%</text:p>
          </table:table-cell>
          <table:table-cell table:style-name="ce16" table:formula="oooc:=[$Sheet1.$Q$35]" office:value-type="percentage" office:value="0.0714285714285714">
            <text:p>7%</text:p>
          </table:table-cell>
          <table:table-cell table:style-name="ce16" table:formula="oooc:=[$Sheet1.$Q$36]" office:value-type="percentage" office:value="0">
            <text:p>0%</text:p>
          </table:table-cell>
          <table:table-cell/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37]" office:value-type="percentage" office:value="0.142857142857143">
            <text:p>14%</text:p>
          </table:table-cell>
          <table:table-cell table:style-name="ce16" table:formula="oooc:=[$Sheet1.$Q$38]" office:value-type="percentage" office:value="0.142857142857143">
            <text:p>14%</text:p>
          </table:table-cell>
          <table:table-cell table:style-name="ce16" table:formula="oooc:=[$Sheet1.$Q$39]" office:value-type="percentage" office:value="0.0714285714285714">
            <text:p>7%</text:p>
          </table:table-cell>
          <table:table-cell table:number-columns-repeated="23"/>
        </table:table-row>
        <table:table-row table:style-name="ro2"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28]" office:value-type="percentage" office:value="0.0714285714285714">
            <text:p>7%</text:p>
          </table:table-cell>
          <table:table-cell table:style-name="ce16" table:formula="oooc:=[$Sheet1.$R$29]" office:value-type="percentage" office:value="0.642857142857143">
            <text:p>64%</text:p>
          </table:table-cell>
          <table:table-cell table:style-name="ce16" table:formula="oooc:=[$Sheet1.$R$30]" office:value-type="percentage" office:value="0.714285714285714">
            <text:p>71%</text:p>
          </table:table-cell>
          <table:table-cell table:style-name="ce16" table:formula="oooc:=[$Sheet1.$R$31]" office:value-type="percentage" office:value="0.714285714285714">
            <text:p>71%</text:p>
          </table:table-cell>
          <table:table-cell table:style-name="ce16" table:formula="oooc:=[$Sheet1.$R$32]" office:value-type="percentage" office:value="0.714285714285714">
            <text:p>71%</text:p>
          </table:table-cell>
          <table:table-cell table:style-name="ce16" table:formula="oooc:=[$Sheet1.$R$33]" office:value-type="percentage" office:value="0.714285714285714">
            <text:p>71%</text:p>
          </table:table-cell>
          <table:table-cell table:style-name="ce16" table:formula="oooc:=[$Sheet1.$R$34]" office:value-type="percentage" office:value="0.642857142857143">
            <text:p>64%</text:p>
          </table:table-cell>
          <table:table-cell table:style-name="ce16" table:formula="oooc:=[$Sheet1.$R$35]" office:value-type="percentage" office:value="0.642857142857143">
            <text:p>64%</text:p>
          </table:table-cell>
          <table:table-cell table:style-name="ce16" table:formula="oooc:=[$Sheet1.$R$36]" office:value-type="percentage" office:value="0.642857142857143">
            <text:p>64%</text:p>
          </table:table-cell>
          <table:table-cell/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37]" office:value-type="percentage" office:value="0.214285714285714">
            <text:p>21%</text:p>
          </table:table-cell>
          <table:table-cell table:style-name="ce16" table:formula="oooc:=[$Sheet1.$R$38]" office:value-type="percentage" office:value="0.214285714285714">
            <text:p>21%</text:p>
          </table:table-cell>
          <table:table-cell table:style-name="ce16" table:formula="oooc:=[$Sheet1.$R$39]" office:value-type="percentage" office:value="0.5">
            <text:p>50%</text:p>
          </table:table-cell>
          <table:table-cell table:number-columns-repeated="23"/>
        </table:table-row>
        <table:table-row table:style-name="ro2"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28]" office:value-type="percentage" office:value="0.214285714285714">
            <text:p>21%</text:p>
          </table:table-cell>
          <table:table-cell table:style-name="ce16" table:formula="oooc:=[$Sheet1.$S$29]" office:value-type="percentage" office:value="0.214285714285714">
            <text:p>21%</text:p>
          </table:table-cell>
          <table:table-cell table:style-name="ce16" table:formula="oooc:=[$Sheet1.$S$30]" office:value-type="percentage" office:value="0.142857142857143">
            <text:p>14%</text:p>
          </table:table-cell>
          <table:table-cell table:style-name="ce16" table:formula="oooc:=[$Sheet1.$S$31]" office:value-type="percentage" office:value="0.214285714285714">
            <text:p>21%</text:p>
          </table:table-cell>
          <table:table-cell table:style-name="ce16" table:formula="oooc:=[$Sheet1.$S$32]" office:value-type="percentage" office:value="0.214285714285714">
            <text:p>21%</text:p>
          </table:table-cell>
          <table:table-cell table:style-name="ce16" table:formula="oooc:=[$Sheet1.$S$33]" office:value-type="percentage" office:value="0.285714285714286">
            <text:p>29%</text:p>
          </table:table-cell>
          <table:table-cell table:style-name="ce16" table:formula="oooc:=[$Sheet1.$S$34]" office:value-type="percentage" office:value="0.285714285714286">
            <text:p>29%</text:p>
          </table:table-cell>
          <table:table-cell table:style-name="ce16" table:formula="oooc:=[$Sheet1.$S$35]" office:value-type="percentage" office:value="0.285714285714286">
            <text:p>29%</text:p>
          </table:table-cell>
          <table:table-cell table:style-name="ce16" table:formula="oooc:=[$Sheet1.$S$36]" office:value-type="percentage" office:value="0.357142857142857">
            <text:p>36%</text:p>
          </table:table-cell>
          <table:table-cell/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37]" office:value-type="percentage" office:value="0.642857142857143">
            <text:p>64%</text:p>
          </table:table-cell>
          <table:table-cell table:style-name="ce16" table:formula="oooc:=[$Sheet1.$S$38]" office:value-type="percentage" office:value="0.642857142857143">
            <text:p>64%</text:p>
          </table:table-cell>
          <table:table-cell table:style-name="ce16" table:formula="oooc:=[$Sheet1.$S$39]" office:value-type="percentage" office:value="0.428571428571429">
            <text:p>43%</text:p>
          </table:table-cell>
          <table:table-cell table:number-columns-repeated="23"/>
        </table:table-row>
        <table:table-row table:style-name="ro2">
          <table:table-cell table:number-columns-repeated="38"/>
        </table:table-row>
        <table:table-row table:style-name="ro2">
          <table:table-cell>
            <draw:frame table:end-cell-address="Sheet1.J113" table:end-x="0.9657in" table:end-y="0.0697in" draw:z-index="5" svg:width="10.3299in" svg:height="2.8142in" svg:x="0in" svg:y="0.1602in">
              <draw:object draw:notify-on-update-of-ranges="Sheet1.A91:Sheet1.J9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  <table:table-cell>
            <draw:frame table:end-cell-address="Sheet1.P113" table:end-x="0.0102in" table:end-y="0.0701in" draw:z-index="6" svg:width="4.0091in" svg:height="2.8142in" svg:x="0.9819in" svg:y="0.1606in">
              <draw:object draw:notify-on-update-of-ranges="Sheet1.L91:Sheet1.O9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7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2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URW Gothic L2" svg:font-family="'URW Gothic L'" style:font-family-generic="swiss" style:font-pitch="variable"/>
    <style:font-face style:name="URW Gothic L" svg:font-family="'URW Gothic L'" style:font-adornments="Book" style:font-family-generic="swiss" style:font-pitch="variable"/>
    <style:font-face style:name="URW Gothic L1" svg:font-family="'URW Gothic L'" style:font-adornments="Demi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Albany AMT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1">06/11/2007</text:date>, <text:time>09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5-16T07:56:01</meta:creation-date>
    <dc:creator>Jim Callahan</dc:creator>
    <dc:date>2007-06-11T09:38:02</dc:date>
    <dc:language>en-US</dc:language>
    <meta:editing-cycles>19</meta:editing-cycles>
    <meta:editing-duration>PT13H47M42S</meta:editing-duration>
    <meta:user-defined meta:name="Info 1"/>
    <meta:user-defined meta:name="Info 2"/>
    <meta:user-defined meta:name="Info 3"/>
    <meta:user-defined meta:name="Info 4"/>
    <meta:document-statistic meta:table-count="3" meta:cell-count="91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5.154cm" svg:height="7cm" chart:class="chart:bar" chart:style-name="ch1">
        <chart:title svg:x="6.303cm" svg:y="0.14cm" chart:style-name="ch2">
          <text:p>Compositing</text:p>
        </chart:title>
        <chart:legend chart:legend-position="end" svg:x="14.006cm" svg:y="3.005cm" chart:style-name="ch3"/>
        <chart:plot-area chart:style-name="ch4" table:cell-range-address="Sheet1.$E$67:.$J$70" chart:data-source-has-labels="both" chart:table-number-list="0" svg:x="0.3cm" svg:y="0.932cm" svg:width="12.339cm" svg:height="5.928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ake</text:p>
              </table:table-cell>
              <table:table-cell office:value-type="string">
                <text:p>Fusion</text:p>
              </table:table-cell>
              <table:table-cell office:value-type="string">
                <text:p>Nuke</text:p>
              </table:table-cell>
              <table:table-cell office:value-type="string">
                <text:p>AfterEffects</text:p>
              </table:table-cell>
              <table:table-cell office:value-type="string">
                <text:p>FinalCutPro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5">
                <text:p>0.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5">
                <text:p>0.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.58cm" svg:height="7cm" chart:class="chart:bar" chart:style-name="ch1">
        <chart:title svg:x="3.361cm" svg:y="0.14cm" chart:style-name="ch2">
          <text:p>Modeling</text:p>
        </chart:title>
        <chart:legend chart:legend-position="end" svg:x="7.564cm" svg:y="3.005cm" chart:style-name="ch3"/>
        <chart:plot-area chart:style-name="ch4" table:cell-range-address="Sheet1.$A$67:.$C$70" chart:data-source-has-labels="both" chart:table-number-list="0" svg:x="0.17cm" svg:y="0.93cm" svg:width="7.055cm" svg:height="5.93cm">
          <chart:axis chart:dimension="x" chart:name="primary-x" chart:style-name="ch5">
            <chart:categories table:cell-range-address="local-table.A2:.A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2"/>
          </chart:series>
          <chart:series chart:style-name="ch8">
            <chart:data-point chart:repeated="2"/>
          </chart:series>
          <chart:series chart:style-name="ch9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-Brush</text:p>
              </table:table-cell>
              <table:table-cell office:value-type="string">
                <text:p>Mudbox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785714285714286">
                <text:p>0.78571428571428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20.222cm" svg:height="7cm" chart:class="chart:bar" chart:style-name="ch1">
        <chart:title svg:x="9.092cm" svg:y="0.14cm" chart:style-name="ch2">
          <text:p>Animation</text:p>
        </chart:title>
        <chart:legend chart:legend-position="end" svg:x="18.972cm" svg:y="3.005cm" chart:style-name="ch3"/>
        <chart:plot-area chart:style-name="ch4" table:cell-range-address="Sheet1.$G$43:.$N$46" chart:data-source-has-labels="both" chart:table-number-list="0" svg:x="0.404cm" svg:y="0.93cm" svg:width="17.761cm" svg:height="5.93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ya</text:p>
              </table:table-cell>
              <table:table-cell office:value-type="string">
                <text:p>MotionBuilder</text:p>
              </table:table-cell>
              <table:table-cell office:value-type="string">
                <text:p>3dsmax</text:p>
              </table:table-cell>
              <table:table-cell office:value-type="string">
                <text:p>XSI</text:p>
              </table:table-cell>
              <table:table-cell office:value-type="string">
                <text:p>Houdini</text:p>
              </table:table-cell>
              <table:table-cell office:value-type="string">
                <text:p>RealFlow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">
                <text:p>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">
                <text:p>0.5</text:p>
              </table:table-cell>
              <table:table-cell office:value-type="float" office:value="0.357142857142857">
                <text:p>0.357142857142857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3.566cm" svg:height="7cm" chart:class="chart:bar" chart:style-name="ch1">
        <chart:title svg:x="5.879cm" svg:y="0.14cm" chart:style-name="ch2">
          <text:p>Features</text:p>
        </chart:title>
        <chart:legend chart:legend-position="end" svg:x="12.45cm" svg:y="3.005cm" chart:style-name="ch3"/>
        <chart:plot-area chart:style-name="ch4" table:cell-range-address="Sheet1.$A$43:.$E$46" chart:data-source-has-labels="both" chart:table-number-list="0" svg:x="0.27cm" svg:y="0.93cm" svg:width="11.641cm" svg:height="5.93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Site</text:p>
              </table:table-cell>
              <table:table-cell office:value-type="string">
                <text:p>MultiFileMgr</text:p>
              </table:table-cell>
              <table:table-cell office:value-type="string">
                <text:p>NodeLocality</text:p>
              </table:table-cell>
              <table:table-cell office:value-type="string">
                <text:p>WinJobMgr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3.148cm" svg:height="7cm" chart:class="chart:bar" chart:style-name="ch1">
        <chart:title svg:x="5.151cm" svg:y="0.14cm" chart:style-name="ch2">
          <text:p>RIB Exporters</text:p>
        </chart:title>
        <chart:legend chart:legend-position="end" svg:x="12.04cm" svg:y="3.005cm" chart:style-name="ch3"/>
        <chart:plot-area chart:style-name="ch4" table:cell-range-address="Sheet1.$L$67:.$P$70" chart:data-source-has-labels="both" chart:table-number-list="0" svg:x="0.262cm" svg:y="0.93cm" svg:width="11.255cm" svg:height="5.93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quidMaya</text:p>
              </table:table-cell>
              <table:table-cell office:value-type="string">
                <text:p>MayaMan</text:p>
              </table:table-cell>
              <table:table-cell office:value-type="string">
                <text:p>MtoR</text:p>
              </table:table-cell>
              <table:table-cell office:value-type="string">
                <text:p>DL4M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26.239cm" svg:height="7cm" chart:class="chart:bar" chart:style-name="ch1">
        <chart:title svg:x="12.05cm" svg:y="0.14cm" chart:style-name="ch2">
          <text:p>Renderers</text:p>
        </chart:title>
        <chart:legend chart:legend-position="end" svg:x="24.869cm" svg:y="3.005cm" chart:style-name="ch3"/>
        <chart:plot-area chart:style-name="ch4" table:cell-range-address="Sheet1.$A$91:.$J$94" chart:data-source-has-labels="both" chart:table-number-list="0" svg:x="0.524cm" svg:y="0.93cm" svg:width="23.298cm" svg:height="5.93cm">
          <chart:axis chart:dimension="x" chart:name="primary-x" chart:style-name="ch5">
            <chart:categories table:cell-range-address="local-table.A2:.A10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9"/>
          </chart:serie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talRay</text:p>
              </table:table-cell>
              <table:table-cell office:value-type="string">
                <text:p>Mantra</text:p>
              </table:table-cell>
              <table:table-cell office:value-type="string">
                <text:p>PRMan</text:p>
              </table:table-cell>
              <table:table-cell office:value-type="string">
                <text:p>AIR</text:p>
              </table:table-cell>
              <table:table-cell office:value-type="string">
                <text:p>3Delight</text:p>
              </table:table-cell>
              <table:table-cell office:value-type="string">
                <text:p>Turtle</text:p>
              </table:table-cell>
              <table:table-cell office:value-type="string">
                <text:p>Vray</text:p>
              </table:table-cell>
              <table:table-cell office:value-type="string">
                <text:p>Brazil</text:p>
              </table:table-cell>
              <table:table-cell office:value-type="string">
                <text:p>Maxwell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57142857142857">
                <text:p>0.357142857142857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0.184cm" svg:height="7cm" chart:class="chart:bar" chart:style-name="ch1">
        <chart:title svg:x="4.098cm" svg:y="0.14cm" chart:style-name="ch2">
          <text:p>Plugins</text:p>
        </chart:title>
        <chart:legend chart:legend-position="end" svg:x="9.136cm" svg:y="3.005cm" chart:style-name="ch3"/>
        <chart:plot-area chart:style-name="ch4" table:cell-range-address="Sheet1.$L$91:.$O$94" chart:data-source-has-labels="both" chart:table-number-list="0" svg:x="0.202cm" svg:y="0.93cm" svg:width="8.531cm" svg:height="5.93cm">
          <chart:axis chart:dimension="x" chart:name="primary-x" chart:style-name="ch5">
            <chart:categories table:cell-range-address="local-table.A2:.A4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ave</text:p>
              </table:table-cell>
              <table:table-cell office:value-type="string">
                <text:p>Syflex</text:p>
              </table:table-cell>
              <table:table-cell office:value-type="string">
                <text:p>Fume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428571428571429">
                <text:p>0.428571428571429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